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52000004B2FEE63B6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OpenSymbol" svg:font-family="Open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adornments="Normal"/>
    <style:font-face style:name="Tahoma1" svg:font-family="Tahoma"/>
    <style:font-face style:name="arial" svg:font-family="arial" style:font-adornments="Italique gras"/>
    <style:font-face style:name="Courier New2"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Courier New3" svg:font-family="'Courier New'" style:font-adornments="Italique"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2" svg:font-family="'Bitstream Vera Sans'" style:font-pitch="variable"/>
    <style:font-face style:name="Bitstream Vera Sans" svg:font-family="'Bitstream Vera Sans'" style:font-adornments="Gras" style:font-pitch="variable"/>
    <style:font-face style:name="Bitstream Vera Sans1" svg:font-family="'Bitstream Vera Sans'" style:font-adornments="Italique" style:font-pitch="variable"/>
    <style:font-face style:name="Bitstream Vera Serif1" svg:font-family="'Bitstream Vera Serif'" style:font-adornments="Gras" style:font-pitch="variable"/>
    <style:font-face style:name="Bitstream Vera Serif" svg:font-family="'Bitstream Vera Serif'" style:font-adornments="Normal" style:font-pitch="variable"/>
    <style:font-face style:name="Luxi Sans" svg:font-family="'Luxi Sans'" style:font-pitch="variable"/>
    <style:font-face style:name="MS Mincho" svg:font-family="'MS Mincho'" style:font-pitch="variable"/>
    <style:font-face style:name="Nimbus Sans L" svg:font-family="'Nimbus Sans L'" style:font-adornments="Gras" style:font-pitch="variable"/>
    <style:font-face style:name="Tahoma" svg:font-family="Tahoma" style:font-pitch="variable"/>
    <style:font-face style:name="Bitstream Vera Sans3" svg:font-family="'Bitstream Vera Sans'" style:font-family-generic="roman" style:font-pitch="variable"/>
    <style:font-face style:name="Bitstream Vera Serif2" svg:font-family="'Bitstream Vera Serif'"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1" svg:font-family="Arial" style:font-family-generic="swiss" style:font-pitch="variable"/>
  </office:font-face-decls>
  <office:automatic-styles>
    <style:style style:name="infos_5f_generales" style:display-name="infos_generales" style:family="table">
      <style:table-properties style:width="17cm" table:align="margins"/>
    </style:style>
    <style:style style:name="infos_5f_generales.A" style:display-name="infos_generales.A" style:family="table-column">
      <style:table-column-properties style:column-width="6.839cm" style:rel-column-width="26360*"/>
    </style:style>
    <style:style style:name="infos_5f_generales.B" style:display-name="infos_generales.B" style:family="table-column">
      <style:table-column-properties style:column-width="10.162cm" style:rel-column-width="39175*"/>
    </style:style>
    <style:style style:name="infos_5f_generales.A1" style:display-name="infos_generales.A1" style:family="table-cell">
      <style:table-cell-properties fo:padding="0.097cm" fo:border="none"/>
    </style:style>
    <style:style style:name="Tableau1" style:family="table">
      <style:table-properties style:width="17cm" table:align="margins"/>
    </style:style>
    <style:style style:name="Tableau1.A" style:family="table-column">
      <style:table-column-properties style:column-width="6.832cm" style:rel-column-width="26333*"/>
    </style:style>
    <style:style style:name="Tableau1.B" style:family="table-column">
      <style:table-column-properties style:column-width="10.169cm" style:rel-column-width="39202*"/>
    </style:style>
    <style:style style:name="Tableau1.A1" style:family="table-cell">
      <style:table-cell-properties fo:padding="0.097cm" fo:border="none"/>
    </style:style>
    <style:style style:name="auteur_5f_1" style:display-name="auteur_1" style:family="table">
      <style:table-properties style:width="17cm" table:align="margins" fo:keep-with-next="auto" style:may-break-between-rows="true"/>
    </style:style>
    <style:style style:name="auteur_5f_1.A" style:display-name="auteur_1.A" style:family="table-column">
      <style:table-column-properties style:column-width="6.248cm" style:rel-column-width="24082*"/>
    </style:style>
    <style:style style:name="auteur_5f_1.B" style:display-name="auteur_1.B" style:family="table-column">
      <style:table-column-properties style:column-width="10.753cm" style:rel-column-width="41453*"/>
    </style:style>
    <style:style style:name="auteur_5f_2" style:display-name="auteur_2" style:family="table">
      <style:table-properties style:width="17cm" table:align="margins"/>
    </style:style>
    <style:style style:name="auteur_5f_2.A" style:display-name="auteur_2.A" style:family="table-column">
      <style:table-column-properties style:column-width="6.248cm" style:rel-column-width="24082*"/>
    </style:style>
    <style:style style:name="auteur_5f_2.B" style:display-name="auteur_2.B" style:family="table-column">
      <style:table-column-properties style:column-width="10.753cm" style:rel-column-width="41453*"/>
    </style:style>
    <style:style style:name="auteur_5f_3" style:display-name="auteur_3" style:family="table">
      <style:table-properties style:width="17cm" table:align="margins"/>
    </style:style>
    <style:style style:name="auteur_5f_3.A" style:display-name="auteur_3.A" style:family="table-column">
      <style:table-column-properties style:column-width="6.248cm" style:rel-column-width="24082*"/>
    </style:style>
    <style:style style:name="auteur_5f_3.B" style:display-name="auteur_3.B" style:family="table-column">
      <style:table-column-properties style:column-width="10.753cm" style:rel-column-width="41453*"/>
    </style:style>
    <style:style style:name="organisme_5f_auteur_5f_1" style:display-name="organisme_auteur_1" style:family="table">
      <style:table-properties style:width="17cm" table:align="margins"/>
    </style:style>
    <style:style style:name="organisme_5f_auteur_5f_1.A" style:display-name="organisme_auteur_1.A" style:family="table-column">
      <style:table-column-properties style:column-width="4.96cm" style:rel-column-width="19122*"/>
    </style:style>
    <style:style style:name="organisme_5f_auteur_5f_1.B" style:display-name="organisme_auteur_1.B" style:family="table-column">
      <style:table-column-properties style:column-width="12.04cm" style:rel-column-width="46413*"/>
    </style:style>
    <style:style style:name="organisme_5f_auteur_5f_1.A1" style:display-name="organisme_auteur_1.A1" style:family="table-cell">
      <style:table-cell-properties fo:background-color="transparent" fo:padding="0.097cm" fo:border="none">
        <style:background-image/>
      </style:table-cell-properties>
    </style:style>
    <style:style style:name="organisme_5f_auteur_5f_1.A2" style:display-name="organisme_auteur_1.A2" style:family="table-cell">
      <style:table-cell-properties fo:padding="0.097cm" fo:border="none"/>
    </style:style>
    <style:style style:name="organisme_5f_commanditaire_5f_1" style:display-name="organisme_commanditaire_1" style:family="table">
      <style:table-properties style:width="17cm" table:align="margins"/>
    </style:style>
    <style:style style:name="organisme_5f_commanditaire_5f_1.A" style:display-name="organisme_commanditaire_1.A" style:family="table-column">
      <style:table-column-properties style:column-width="4.96cm" style:rel-column-width="19124*"/>
    </style:style>
    <style:style style:name="organisme_5f_commanditaire_5f_1.B" style:display-name="organisme_commanditaire_1.B" style:family="table-column">
      <style:table-column-properties style:column-width="12.04cm" style:rel-column-width="46411*"/>
    </style:style>
    <style:style style:name="organisme_5f_commanditaire_5f_1.A1" style:display-name="organisme_commanditaire_1.A1" style:family="table-cell">
      <style:table-cell-properties fo:background-color="transparent" fo:padding="0.097cm" fo:border="none">
        <style:background-image/>
      </style:table-cell-properties>
    </style:style>
    <style:style style:name="organisme_5f_commanditaire_5f_1.A2" style:display-name="organisme_commanditaire_1.A2" style:family="table-cell">
      <style:table-cell-properties fo:padding="0.097cm" fo:border="none"/>
    </style:style>
    <style:style style:name="organisme_5f_commanditaire_5f_2" style:display-name="organisme_commanditaire_2" style:family="table">
      <style:table-properties style:width="17cm" table:align="margins"/>
    </style:style>
    <style:style style:name="organisme_5f_commanditaire_5f_2.A" style:display-name="organisme_commanditaire_2.A" style:family="table-column">
      <style:table-column-properties style:column-width="4.96cm" style:rel-column-width="19124*"/>
    </style:style>
    <style:style style:name="organisme_5f_commanditaire_5f_2.B" style:display-name="organisme_commanditaire_2.B" style:family="table-column">
      <style:table-column-properties style:column-width="12.04cm" style:rel-column-width="46411*"/>
    </style:style>
    <style:style style:name="organisme_5f_commanditaire_5f_2.A1" style:display-name="organisme_commanditaire_2.A1" style:family="table-cell">
      <style:table-cell-properties fo:padding="0.097cm" fo:border="none"/>
    </style:style>
    <style:style style:name="P1" style:family="paragraph" style:parent-style-name="Pubdate" style:master-page-name="page_5f_titre">
      <style:paragraph-properties fo:text-align="end" style:justify-single-word="false"/>
    </style:style>
    <style:style style:name="P2" style:family="paragraph" style:parent-style-name="Author">
      <style:paragraph-properties fo:text-align="end" style:justify-single-word="false"/>
    </style:style>
    <style:style style:name="P3" style:family="paragraph" style:parent-style-name="Pubdate">
      <style:paragraph-properties fo:text-align="end" style:justify-single-word="false"/>
    </style:style>
    <style:style style:name="P4" style:family="paragraph" style:parent-style-name="Champ_20_Titre_20_Date">
      <style:paragraph-properties fo:text-align="end" style:justify-single-word="false"/>
    </style:style>
    <style:style style:name="P5" style:family="paragraph" style:parent-style-name="Section_20_Title" style:master-page-name="page_5f_bordereau">
      <style:paragraph-properties fo:text-align="end" style:justify-single-word="false"/>
    </style:style>
    <style:style style:name="P6" style:family="paragraph" style:parent-style-name="Text_20_body">
      <style:paragraph-properties fo:text-align="end" style:justify-single-word="false"/>
      <style:text-properties style:font-name="Bitstream Vera Sans2" fo:font-size="10pt" fo:font-style="italic" style:font-size-asian="10pt" style:font-style-asian="italic" style:font-size-complex="10pt" style:font-style-complex="italic"/>
    </style:style>
    <style:style style:name="P7" style:family="paragraph" style:parent-style-name="bordereau_5f_Para">
      <style:text-properties fo:language="en" fo:country="US"/>
    </style:style>
    <style:style style:name="P8" style:family="paragraph" style:parent-style-name="Bordereau_5f_titre" style:master-page-name="page_5f_bordereau"/>
    <style:style style:name="P9" style:family="paragraph" style:parent-style-name="bordereau_5f_Para">
      <style:text-properties fo:font-weight="bold" style:font-weight-asian="bold" style:font-weight-complex="bold"/>
    </style:style>
    <style:style style:name="P10" style:family="paragraph" style:parent-style-name="bordereau_5f_Para">
      <style:paragraph-properties fo:text-align="start" style:justify-single-word="false"/>
      <style:text-properties fo:font-weight="bold" style:font-weight-asian="bold" style:font-weight-complex="bold"/>
    </style:style>
    <style:style style:name="P11" style:family="paragraph" style:parent-style-name="bordereau_5f_Para">
      <style:paragraph-properties fo:text-align="start" style:justify-single-word="false"/>
    </style:style>
    <style:style style:name="P12" style:family="paragraph" style:parent-style-name="bordereau_5f_Para">
      <style:paragraph-properties fo:text-align="start" style:justify-single-word="false"/>
      <style:text-properties fo:font-weight="normal"/>
    </style:style>
    <style:style style:name="P13" style:family="paragraph" style:parent-style-name="Bordereau_5f_titre">
      <style:paragraph-properties fo:break-before="page"/>
    </style:style>
    <style:style style:name="P14" style:family="paragraph" style:parent-style-name="bordereau_5f_Para">
      <style:text-properties fo:font-weight="normal"/>
    </style:style>
    <style:style style:name="P15" style:family="paragraph" style:parent-style-name="Standard">
      <style:paragraph-properties fo:text-align="start" style:justify-single-word="false"/>
      <style:text-properties fo:font-weight="normal"/>
    </style:style>
    <style:style style:name="P16" style:family="paragraph" style:parent-style-name="Standard">
      <style:paragraph-properties fo:text-align="start" style:justify-single-word="false"/>
      <style:text-properties fo:font-weight="bold"/>
    </style:style>
    <style:style style:name="P17" style:family="paragraph" style:parent-style-name="Standard">
      <style:paragraph-properties fo:text-align="start" style:justify-single-word="false"/>
    </style:style>
    <style:style style:name="P18" style:family="paragraph" style:parent-style-name="Preface_20_Title" style:master-page-name="Standard">
      <style:paragraph-properties fo:break-before="page"/>
    </style:style>
    <style:style style:name="P19" style:family="paragraph" style:parent-style-name="Standard">
      <style:paragraph-properties fo:text-align="start" style:justify-single-word="false"/>
      <style:text-properties fo:font-weight="normal" style:font-weight-asian="normal" style:font-weight-complex="normal"/>
    </style:style>
    <style:style style:name="P20" style:family="paragraph" style:parent-style-name="Section_20_Title" style:master-page-name="page_5f_sommair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Contents_20_2">
      <style:paragraph-properties>
        <style:tab-stops>
          <style:tab-stop style:position="16.499cm" style:type="right" style:leader-style="dotted" style:leader-text="."/>
        </style:tab-stops>
      </style:paragraph-properties>
    </style:style>
    <style:style style:name="P23" style:family="paragraph" style:parent-style-name="Contents_20_3">
      <style:paragraph-properties>
        <style:tab-stops>
          <style:tab-stop style:position="16cm" style:type="right" style:leader-style="dotted" style:leader-text="."/>
        </style:tab-stops>
      </style:paragraph-properties>
    </style:style>
    <style:style style:name="P24" style:family="paragraph" style:parent-style-name="Contents_20_4">
      <style:paragraph-properties>
        <style:tab-stops>
          <style:tab-stop style:position="15.501cm" style:type="right" style:leader-style="dotted" style:leader-text="."/>
        </style:tab-stops>
      </style:paragraph-properties>
    </style:style>
    <style:style style:name="P25" style:family="paragraph" style:parent-style-name="Heading_20_1" style:master-page-name="Standard"/>
    <style:style style:name="P26" style:family="paragraph" style:parent-style-name="Text_20_body">
      <style:text-properties fo:color="#0000ff" fo:font-style="normal" fo:font-weight="normal" style:font-style-asian="normal" style:font-weight-asian="normal" style:font-style-complex="normal" style:font-weight-complex="normal"/>
    </style:style>
    <style:style style:name="P27" style:family="paragraph">
      <style:paragraph-properties fo:margin-left="0cm" fo:margin-right="0cm" fo:margin-top="0cm" fo:margin-bottom="0cm" fo:line-height="100%" fo:text-align="center" text:enable-numbering="false" fo:text-indent="0cm"/>
    </style:style>
    <style:style style:name="P28"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Bitstream Vera Sans3" fo:font-size="8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P29" style:family="paragraph">
      <style:paragraph-properties fo:margin-left="0cm" fo:margin-right="0cm" fo:margin-top="0cm" fo:margin-bottom="0cm" fo:line-height="100%" text:enable-numbering="false" fo:text-indent="0cm"/>
    </style:style>
    <style:style style:name="P30"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Bitstream Vera Sans3" fo:font-size="12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P31" style:family="paragraph" style:parent-style-name="Text_20_body">
      <style:text-properties fo:color="#0000ff"/>
    </style:style>
    <style:style style:name="P32" style:family="paragraph" style:parent-style-name="Text_20_body" style:list-style-name="L2"/>
    <style:style style:name="P33" style:family="paragraph" style:parent-style-name="Illustration">
      <style:paragraph-properties fo:text-align="center" style:justify-single-word="false"/>
    </style:style>
    <style:style style:name="P34" style:family="paragraph" style:parent-style-name="Text_20_body" style:list-style-name="L3"/>
    <style:style style:name="P35"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Bitstream Vera Sans3" fo:font-size="10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P36" style:family="paragraph">
      <style:paragraph-properties fo:margin-left="0cm" fo:margin-right="0cm" fo:margin-top="0cm" fo:margin-bottom="0cm" fo:line-height="100%" fo:text-align="center" text:enable-numbering="false" fo:text-indent="0cm"/>
      <style:text-properties fo:color="#00ff00" style:text-outline="false" style:text-line-through-style="none" style:font-name="Bitstream Vera Sans3" fo:font-size="10pt" fo:font-style="normal" fo:text-shadow="none" style:text-underline-style="none" fo:font-weight="bold"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P37" style:family="paragraph" style:parent-style-name="Text_20_body" style:list-style-name="L4"/>
    <style:style style:name="P38" style:family="paragraph" style:parent-style-name="Text_20_body">
      <style:text-properties fo:color="#0000ff" fo:font-style="normal" style:font-style-asian="normal" style:font-style-complex="normal"/>
    </style:style>
    <style:style style:name="P39" style:family="paragraph" style:parent-style-name="Text_20_body">
      <style:paragraph-properties>
        <style:tab-stops>
          <style:tab-stop style:position="0.727cm"/>
          <style:tab-stop style:position="1.499cm"/>
          <style:tab-stop style:position="2.247cm"/>
          <style:tab-stop style:position="2.997cm"/>
          <style:tab-stop style:position="3.747cm"/>
          <style:tab-stop style:position="4.496cm"/>
        </style:tab-stops>
      </style:paragraph-properties>
      <style:text-properties style:font-name="Courier"/>
    </style:style>
    <style:style style:name="P40" style:family="paragraph" style:parent-style-name="Text_20_body">
      <style:paragraph-properties>
        <style:tab-stops>
          <style:tab-stop style:position="0.727cm"/>
          <style:tab-stop style:position="1.499cm"/>
          <style:tab-stop style:position="2.247cm"/>
          <style:tab-stop style:position="2.997cm"/>
          <style:tab-stop style:position="3.747cm"/>
          <style:tab-stop style:position="4.496cm"/>
        </style:tab-stops>
      </style:paragraph-properties>
      <style:text-properties style:font-name="Courier" fo:font-weight="normal" style:font-weight-asian="normal" style:font-weight-complex="normal"/>
    </style:style>
    <style:style style:name="P41" style:family="paragraph" style:parent-style-name="Text_20_body">
      <style:text-properties style:font-name="Courier"/>
    </style:style>
    <style:style style:name="P42" style:family="paragraph" style:parent-style-name="Text_20_body" style:list-style-name="L5"/>
    <style:style style:name="P43" style:family="paragraph" style:parent-style-name="Text_20_body" style:list-style-name="L6"/>
    <style:style style:name="P44" style:family="paragraph" style:parent-style-name="Section_20_Title" style:master-page-name="Standard"/>
    <style:style style:name="P45" style:family="paragraph" style:parent-style-name="Glossary_20_Title" style:master-page-name="Standard">
      <style:paragraph-properties fo:break-before="page"/>
    </style:style>
    <style:style style:name="P46" style:family="paragraph" style:parent-style-name="Section_20_Title" style:master-page-name="Standard">
      <style:paragraph-properties fo:break-before="page"/>
    </style:style>
    <style:style style:name="T1" style:family="text" style:parent-style-name="Strong_20_Emphasis">
      <style:text-properties fo:font-weight="normal" style:font-weight-asian="normal" style:font-weight-complex="normal"/>
    </style:style>
    <style:style style:name="T2" style:family="text" style:parent-style-name="Strong_20_Emphasis">
      <style:text-properties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style:use-window-font-color="true" style:text-outline="false" style:text-line-through-style="none" style:font-name="Bitstream Vera Sans3" fo:font-size="8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T5" style:family="text">
      <style:text-properties style:use-window-font-color="true" style:text-outline="false" style:text-line-through-style="none" style:font-name="Bitstream Vera Sans3" fo:font-size="12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T6" style:family="text">
      <style:text-properties style:use-window-font-color="true" style:text-outline="false" style:text-line-through-style="none" style:font-name="Bitstream Vera Sans3" fo:font-size="10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T7" style:family="text">
      <style:text-properties style:use-window-font-color="true" style:text-outline="false" style:text-line-through-style="none" style:font-name="Bitstream Vera Sans3" fo:font-size="10pt" fo:font-style="italic"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T8" style:family="text">
      <style:text-properties fo:color="#00ff00" style:text-outline="false" style:text-line-through-style="none" style:font-name="Bitstream Vera Sans3" fo:font-size="10pt" fo:font-style="normal" fo:text-shadow="none" style:text-underline-style="none" fo:font-weight="bold"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T9" style:family="text">
      <style:text-properties fo:font-weight="bold" style:font-weight-asian="bold" style:font-weight-complex="bold"/>
    </style:style>
    <style:style style:name="T10" style:family="text">
      <style:text-properties style:font-name="Bitstream Vera Serif2"/>
    </style:style>
    <style:style style:name="T11" style:family="text">
      <style:text-properties style:text-position="super 58%"/>
    </style:style>
    <style:style style:name="T12" style:family="text">
      <style:text-properties fo:font-style="italic" style:font-style-asian="italic" style:font-style-complex="italic"/>
    </style:style>
    <style:style style:name="T13" style:family="text">
      <style:text-properties style:font-name="Century Schoolbook L" fo:font-style="italic"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style:text-position="sub 58%" style:font-name="Century Schoolbook L"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style:text-position="0% 100%" style:font-name="OpenSymbol" fo:font-size="14pt" fo:font-style="normal" style:font-name-asian="OpenSymbol" style:font-size-asian="14pt" style:font-style-asian="normal" style:font-name-complex="OpenSymbol" style:font-size-complex="14pt" style:font-style-complex="normal"/>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Sect1" style:family="section">
      <style:section-properties style:editable="false">
        <style:columns fo:column-count="0" fo:column-gap="0cm"/>
      </style:section-properties>
    </style:style>
    <text:list-style style:name="L1">
      <text:list-level-style-number text:level="1" style:num-suffix=" " style:num-format="1">
        <style:list-level-properties text:space-before="0.199cm" text:min-label-width="0.45cm" text:min-label-distance="0.3cm"/>
      </text:list-level-style-number>
      <text:list-level-style-number text:level="2" style:num-suffix=" " style:num-format="1" text:display-levels="2">
        <style:list-level-properties text:space-before="0.398cm" text:min-label-width="0.45cm" text:min-label-distance="0.3cm"/>
      </text:list-level-style-number>
      <text:list-level-style-number text:level="3" style:num-suffix=" " style:num-format="1" text:display-levels="3">
        <style:list-level-properties text:space-before="0.598cm" text:min-label-width="0.45cm" text:min-label-distance="0.3cm"/>
      </text:list-level-style-number>
      <text:list-level-style-number text:level="4" style:num-suffix=" " style:num-format="1" text:display-levels="4">
        <style:list-level-properties text:space-before="0.797cm" text:min-label-width="0.45cm" text:min-label-distance="0.3cm"/>
      </text:list-level-style-number>
      <text:list-level-style-number text:level="5" style:num-suffix=" " style:num-format="1" text:display-levels="5">
        <style:list-level-properties text:space-before="0.996cm" text:min-label-width="0.45cm" text:min-label-distance="0.3cm"/>
      </text:list-level-style-number>
      <text:list-level-style-number text:level="6" style:num-suffix=" " style:num-format="1" text:display-levels="6">
        <style:list-level-properties text:space-before="1.196cm" text:min-label-width="0.45cm" text:min-label-distance="0.3cm"/>
      </text:list-level-style-number>
      <text:list-level-style-number text:level="7" style:num-suffix=" " style:num-format="1">
        <style:list-level-properties text:space-before="1.395cm"/>
      </text:list-level-style-number>
      <text:list-level-style-number text:level="8" style:num-suffix=" " style:num-format="1">
        <style:list-level-properties text:space-before="1.595cm"/>
      </text:list-level-style-number>
      <text:list-level-style-number text:level="9" style:num-suffix=" " style:num-format="1">
        <style:list-level-properties text:space-before="1.794cm"/>
      </text:list-level-style-number>
      <text:list-level-style-number text:level="10" style:num-suffix=" " style:num-format="1">
        <style:list-level-properties text:space-before="1.993cm" fo:text-align="center"/>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4bd5e" draw:textarea-vertical-align="middle" draw:auto-grow-height="false" fo:min-height="0.75cm" fo:min-width="0.499cm" fo:padding-top="0.125cm" fo:padding-bottom="0.125cm" fo:padding-left="0.25cm" fo:padding-right="0.25cm" fo:wrap-option="wrap"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ffff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ffff99"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Arrow" draw:marker-end-width="0.3cm" draw:marker-end-center="false" draw:fill="solid" draw:fill-color="#ffff99"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99ccff" draw:textarea-vertical-align="middle" draw:auto-grow-height="false" fo:min-height="0.75cm" fo:min-width="0.499cm" fo:padding-top="0.125cm" fo:padding-bottom="0.125cm" fo:padding-left="0.25cm" fo:padding-right="0.25cm" fo:wrap-option="wrap"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ffcc99"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Line_20_Arrow" draw:marker-end-width="0.3cm" draw:marker-end-center="false" draw:fill="solid" draw:fill-color="#ffff99"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fo:min-height="0.547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fo:min-height="0.593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Line_20_Arrow" draw:marker-end-width="0.3cm" draw:marker-end-center="false" draw:fill="none" draw:fill-color="#ffff99"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ffff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fo:min-height="0.639cm" fo:padding-top="0.125cm" fo:padding-bottom="0.125cm" fo:padding-left="0.25cm" fo:padding-right="0.25cm" draw:shadow="hidden" draw:shadow-offset-x="0.3cm" draw:shadow-offset-y="0.3cm" draw:shadow-color="#808080" style:run-through="foreground"/>
    </style:style>
    <style:style style:name="gr14"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15"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0000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000000" draw:marker-start="" draw:marker-start-width="0.3cm" draw:marker-start-center="false" draw:marker-end="" draw:marker-end-width="0.3cm" draw:marker-end-center="false" draw:fill="solid" draw:fill-color="#b847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00ae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svg:stroke-width="0.101cm" svg:stroke-color="#000000" draw:marker-start="" draw:marker-start-width="0cm" draw:marker-start-center="false" draw:marker-end="Arrow" draw:marker-end-width="0.3cm" draw:marker-end-center="false" draw:fill="solid" draw:fill-color="#ffff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24"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svg:stroke-width="0cm" svg:stroke-color="#000000" draw:marker-start="" draw:marker-start-width="0.3cm" draw:marker-start-center="false" draw:marker-end="Line_20_Arrow"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svg:stroke-width="0cm" svg:stroke-color="#000000" draw:marker-start="Square_20_45"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svg:stroke-width="0cm" svg:stroke-color="#000000" draw:marker-start="" draw:marker-start-width="0.3cm" draw:marker-start-center="false" draw:marker-end="" draw:marker-end-width="0.3cm" draw:marker-end-center="false" draw:fill="solid" draw:fill-color="#e6e6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svg:stroke-width="0cm" svg:stroke-color="#000000" draw:marker-start="" draw:marker-start-width="0.3cm" draw:marker-start-center="false" draw:marker-end="" draw:marker-end-width="0.3cm" draw:marker-end-center="false" draw:fill="solid" draw:fill-color="#ff996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INRIA" text:name="metainfo_corpauthor1_orgname"/>
        <text:user-field-decl office:value-type="string" office:string-value="Umlaut : Architecture Guide" text:name="metainfo_title"/>
        <text:user-field-decl office:value-type="string" office:string-value="... and Developer Guide" text:name="metainfo_subtitle"/>
        <text:user-field-decl office:value-type="string" office:string-value="INRIA" text:name="indesko_organismes_auteurs"/>
        <text:user-field-decl office:value-type="string" office:string-value="" text:name="metainfo_volumenum"/>
        <text:user-field-decl office:value-type="string" office:string-value="" text:name="metainfo_seriesvolnums"/>
        <text:user-field-decl office:value-type="string" office:string-value="" text:name="metainfo_releaseinfo_collection"/>
        <text:user-field-decl office:value-type="string" office:string-value="" text:name="metainfo_releaseinfo_subcollection"/>
        <text:user-field-decl office:value-type="string" office:string-value="Kermeta, metamodeling, UML, transformation" text:name="metainfo_keywords"/>
        <text:user-field-decl office:value-type="string" office:string-value="" text:name="metainfo_keywords_geo"/>
        <text:user-field-decl office:value-type="string" office:string-value="Licence EPL" text:name="metainfo_bibliomisc"/>
        <text:user-field-decl office:value-type="string" office:string-value="17/03/2006" text:name="metainfo_date"/>
        <text:user-field-decl office:value-type="string" office:string-value="This document presents the architecture of the Umlaut UML2 tool. It intends to be a reference manual for anybody who want to understand the Umlaut internals and contribute to this tool. " text:name="metainfo_abstract"/>
        <text:user-field-decl office:value-type="string" office:string-value="" text:name="metainfo_corpauthor1_postcode"/>
        <text:user-field-decl office:value-type="string" office:string-value="" text:name="metainfo_corpauthor1_city"/>
        <text:user-field-decl office:value-type="string" office:string-value="France" text:name="metainfo_corpauthor1_state"/>
        <text:user-field-decl office:value-type="string" office:string-value="" text:name="metainfo_corpauthor1_phone"/>
        <text:user-field-decl office:value-type="string" office:string-value="" text:name="metainfo_corpauthor1_fax"/>
        <text:user-field-decl office:value-type="string" office:string-value="" text:name="metainfo_corpauthor1_email"/>
        <text:user-field-decl office:value-type="string" office:string-value="http://www.inria.fr" text:name="metainfo_corpauthor1_ulink"/>
        <text:user-field-decl office:value-type="string" office:string-value="" text:name="metainfo_contractsponsor1_orgname"/>
        <text:user-field-decl office:value-type="string" office:string-value="" text:name="metainfo_contractsponsor1_orgname_acronym"/>
        <text:user-field-decl office:value-type="string" office:string-value="" text:name="metainfo_contractsponsor1_orgdiv"/>
        <text:user-field-decl office:value-type="string" office:string-value="" text:name="metainfo_contractsponsor1_address"/>
        <text:user-field-decl office:value-type="string" office:string-value="" text:name="metainfo_contractsponsor1_postcode"/>
        <text:user-field-decl office:value-type="string" office:string-value="" text:name="metainfo_contractsponsor1_city"/>
        <text:user-field-decl office:value-type="string" office:string-value="" text:name="metainfo_contractsponsor1_state"/>
        <text:user-field-decl office:value-type="string" office:string-value="" text:name="metainfo_contractsponsor1_phone"/>
        <text:user-field-decl office:value-type="string" office:string-value="" text:name="metainfo_contractsponsor1_fax"/>
        <text:user-field-decl office:value-type="string" office:string-value="" text:name="metainfo_contractsponsor1_email"/>
        <text:user-field-decl office:value-type="string" office:string-value="" text:name="metainfo_contractsponsor1_ulink"/>
        <text:user-field-decl office:value-type="string" office:string-value="" text:name="metainfo_status"/>
        <text:user-field-decl office:value-type="string" office:string-value="Rapport de bilan" text:name="metainfo_class"/>
        <text:user-field-decl office:value-type="string" office:string-value="" text:name="metainfo_security"/>
        <text:user-field-decl office:value-type="string" office:string-value="17/03/2006" text:name="metainfo_revhistory_security"/>
        <text:user-field-decl office:value-type="string" office:string-value="" text:name="metainfo_corpauthor1_orgname_acronym"/>
        <text:user-field-decl office:value-type="string" office:string-value="Triskell" text:name="metainfo_corpauthor1_orgdiv"/>
        <text:user-field-decl office:value-type="string" office:string-value="" text:name="metainfo_corpauthor1_address"/>
        <text:user-field-decl office:value-type="string" office:string-value="Autre" text:name="metainfo_class_list"/>
        <text:user-field-decl office:value-type="string" office:string-value="xbgfessaiCeci est un essai" text:name="metainfo_budgetnum"/>
        <text:user-field-decl office:value-type="string" office:string-value="xdvbessaiCeci est un essai" text:name="metainfo_businessnum"/>
        <text:user-field-decl office:value-type="string" office:string-value="" text:name="metainfo_contractnum"/>
        <text:user-field-decl office:value-type="string" office:string-value="" text:name="indesko_organismes_commanditaires"/>
        <text:user-field-decl office:value-type="string" office:string-value="March  2006" text:name="indesko_date"/>
        <text:user-field-decl office:value-type="string" office:string-value="Vincent Mahé" text:name="indesko_auteurs"/>
        <text:user-field-decl office:value-type="string" office:string-value="" text:name="metainfo_contractsponsor1_pob"/>
        <text:user-field-decl office:value-type="string" office:string-value="" text:name="metainfo_corpauthor1_pob"/>
        <text:user-field-decl office:value-type="string" office:string-value="programvhjCeci est un essai" text:name="metainfo_bibliomisc_program"/>
        <text:user-field-decl office:value-type="string" office:string-value="" text:name="metainfo_isrn"/>
        <text:user-field-decl office:value-type="string" office:string-value="1" text:name="metainfo_validity_checked"/>
        <text:user-field-decl office:value-type="string" office:string-value="Collection : " text:name="indesko_lib_collection"/>
        <text:user-field-decl office:value-type="string" office:string-value="Sous-collection : " text:name="indesko_lib_souscollection"/>
        <text:user-field-decl office:value-type="string" office:string-value="N° de volume : " text:name="indesko_lib_numvol"/>
        <text:user-field-decl office:value-type="string" office:string-value="N° de fascicule : " text:name="indesko_lib_numfascicule"/>
        <text:user-field-decl office:value-type="string" office:string-value="1.0" text:name="indesko_version_assistant"/>
        <text:user-field-decl office:value-type="string" office:string-value="1.0" text:name="indesko_version_modele"/>
        <text:user-field-decl office:value-type="string" office:string-value="avirer" text:name="indesko_nbPages"/>
        <text:user-field-decl office:value-type="string" office:string-value="title" text:name="metainfo_confgroup_conftitle"/>
        <text:user-field-decl office:value-type="string" office:string-value="Reference" text:name="metainfo_confgroup_confnum"/>
        <text:user-field-decl office:value-type="string" office:string-value="sponsor" text:name="metainfo_confgroup_confsponsor"/>
        <text:user-field-decl office:value-type="string" office:string-value="" text:name="metainfo_confgroup_confdates"/>
        <text:user-field-decl office:value-type="string" office:string-value="" text:name="metainfo_confgroup_address"/>
        <text:user-field-decl office:value-type="string" office:string-value="vmahe@irisa.fr" text:name="metainfo_author1_address"/>
        <text:user-field-decl office:value-type="string" office:string-value="Vincent" text:name="metainfo_author1_firstname"/>
        <text:user-field-decl office:value-type="string" office:string-value="" text:name="metainfo_author1_jobtitle"/>
        <text:user-field-decl office:value-type="string" office:string-value="" text:name="metainfo_author1_jobtitle_quality"/>
        <text:user-field-decl office:value-type="string" office:string-value="Triskell" text:name="metainfo_author1_orgdiv"/>
        <text:user-field-decl office:value-type="string" office:string-value="Université de Rennes 1" text:name="metainfo_author1_orgname"/>
        <text:user-field-decl office:value-type="string" office:string-value="" text:name="metainfo_author1_orgname_acronym"/>
        <text:user-field-decl office:value-type="string" office:string-value="Mahé" text:name="metainfo_author1_surname"/>
        <text:user-field-decl office:value-type="string" office:string-value="" text:name="metainfo_author2_firstname"/>
        <text:user-field-decl office:value-type="string" office:string-value="" text:name="metainfo_author2_orgdiv"/>
        <text:user-field-decl office:value-type="string" office:string-value="" text:name="metainfo_author2_address"/>
        <text:user-field-decl office:value-type="string" office:string-value="" text:name="metainfo_author2_orgname_acronym"/>
        <text:user-field-decl office:value-type="string" office:string-value="" text:name="metainfo_author2_orgname"/>
        <text:user-field-decl office:value-type="string" office:string-value="" text:name="metainfo_author2_jobtitle_quality"/>
        <text:user-field-decl office:value-type="string" office:string-value="" text:name="metainfo_author2_jobtitle"/>
        <text:user-field-decl office:value-type="string" office:string-value="" text:name="metainfo_author2_surname"/>
        <text:user-field-decl office:value-type="string" office:string-value="" text:name="metainfo_author3_firstname"/>
        <text:user-field-decl office:value-type="string" office:string-value="" text:name="metainfo_author3_orgdiv"/>
        <text:user-field-decl office:value-type="string" office:string-value="" text:name="metainfo_author3_address"/>
        <text:user-field-decl office:value-type="string" office:string-value="" text:name="metainfo_author3_orgname_acronym"/>
        <text:user-field-decl office:value-type="string" office:string-value="" text:name="metainfo_author3_orgname"/>
        <text:user-field-decl office:value-type="string" office:string-value="" text:name="metainfo_author3_jobtitle_quality"/>
        <text:user-field-decl office:value-type="string" office:string-value="" text:name="metainfo_author3_jobtitle"/>
        <text:user-field-decl office:value-type="string" office:string-value="" text:name="metainfo_author3_surname"/>
        <text:user-field-decl office:value-type="string" office:string-value="en" text:name="indesko_language"/>
        <text:user-field-decl office:value-type="string" office:string-value="" text:name="metainfo_contractsponsor2_orgname"/>
        <text:user-field-decl office:value-type="string" office:string-value="" text:name="metainfo_contractsponsor2_orgname_acronym"/>
        <text:user-field-decl office:value-type="string" office:string-value="" text:name="metainfo_contractsponsor2_orgdiv"/>
        <text:user-field-decl office:value-type="string" office:string-value="" text:name="metainfo_contractsponsor2_address"/>
        <text:user-field-decl office:value-type="string" office:string-value="" text:name="metainfo_contractsponsor2_pob"/>
        <text:user-field-decl office:value-type="string" office:string-value="" text:name="metainfo_contractsponsor2_postcode"/>
        <text:user-field-decl office:value-type="string" office:string-value="" text:name="metainfo_contractsponsor2_city"/>
        <text:user-field-decl office:value-type="string" office:string-value="" text:name="metainfo_contractsponsor2_state"/>
        <text:user-field-decl office:value-type="string" office:string-value="" text:name="metainfo_contractsponsor2_phone"/>
        <text:user-field-decl office:value-type="string" office:string-value="" text:name="metainfo_contractsponsor2_fax"/>
        <text:user-field-decl office:value-type="string" office:string-value="" text:name="metainfo_contractsponsor2_email"/>
        <text:user-field-decl office:value-type="string" office:string-value="" text:name="metainfo_contractsponsor2_ulink"/>
      </text:user-field-decls>
      <text:p text:style-name="P1">Build date: @BUILD.DATE@</text:p>
      <text:p text:style-name="P2"><text:span text:style-name="Firstname"><text:user-field-get text:name="indesko_auteurs">Vincent Mahé</text:user-field-get></text:span><text:span text:style-name="Firstname"> </text:span></text:p>
      <text:section text:style-name="Sect1" text:name="page_de_titre">
        <text:section text:style-name="Sect1" text:name="protege">
          <text:p text:style-name="Champ_20_Titre"><text:user-field-get text:name="indesko_organismes_auteurs">INRIA</text:user-field-get></text:p>
          <text:p text:style-name="Standard"/>
          <text:p text:style-name="Standard"/>
          <text:p text:style-name="Standard"/>
          <text:p text:style-name="Standard"><text:span text:style-name="Vertical_20_Numbering_20_Symbols"/></text:p>
          <text:p text:style-name="Standard"/>
          <text:p text:style-name="Standard"/>
          <text:p text:style-name="Standard"/>
          <text:p text:style-name="Standard"/>
          <text:p text:style-name="Standard"/>
          <text:p text:style-name="Heading"><text:user-field-get text:name="metainfo_title">Umlaut : Architecture Guide</text:user-field-get></text:p>
          <text:p text:style-name="Standard"/>
          <text:p text:style-name="Standard"/>
          <text:p text:style-name="Subtitle"><text:user-field-get text:name="metainfo_subtitle">... and Developer Guide</text:user-field-get></text:p>
          <text:p text:style-name="Standard"/>
          <text:p text:style-name="Standard"/>
          <text:p text:style-name="Standard"/>
          <text:p text:style-name="Author"><text:span text:style-name="Firstname"><text:user-field-get text:name="indesko_auteurs">Vincent Mahé</text:user-field-get></text:span><text:span text:style-name="Firstname"> </text:span><text:span text:style-name="Firstname"><text:span text:style-name="Surname"><text:s/></text:span></text:span></text:p>
          <text:p text:style-name="Author"><text:span text:style-name="Firstname"/></text:p>
          <text:p text:style-name="Author"/>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Build date: @BUILD.DATE@</text:p>
          <text:p text:style-name="P4">Date: <text:user-field-get text:name="indesko_date">March  2006</text:user-field-get></text:p>
          <text:p text:style-name="P3"/>
          <text:p text:style-name="Standard"/>
        </text:section>
      </text:section>
      <text:section text:style-name="Sect1" text:name="bordereau">
        <text:p text:style-name="P5">Metadata</text:p>
        <text:p text:style-name="P6">to be filled by the author</text:p>
        <text:p text:style-name="Text_20_body">The metadata gather information allowing a better spreading of the informations through various media: databases, cd, internet and intranet repositories...</text:p>
        <text:p text:style-name="Text_20_body">The following information will be considered as metadata.</text:p>
        <text:section text:style-name="Sect1" text:name="bordereau_infodocument">
          <text:p text:style-name="Bordereau_5f_titre">Document information</text:p>
          <table:table table:name="infos_generales" table:style-name="infos_5f_generales">
            <table:table-column table:style-name="infos_5f_generales.A"/>
            <table:table-column table:style-name="infos_5f_generales.B"/>
            <table:table-header-rows>
              <table:table-row>
                <table:table-cell table:style-name="infos_5f_generales.A1" office:value-type="string">
                  <text:p text:style-name="P7">Title</text:p>
                </table:table-cell>
                <table:table-cell table:style-name="infos_5f_generales.A1" office:value-type="string">
                  <text:p text:style-name="Standard"><text:user-field-get text:name="metainfo_title">Umlaut : Architecture Guide</text:user-field-get></text:p>
                </table:table-cell>
              </table:table-row>
            </table:table-header-rows>
            <table:table-row>
              <table:table-cell table:style-name="infos_5f_generales.A1" office:value-type="string">
                <text:p text:style-name="bordereau_5f_Para">Subtitle</text:p>
              </table:table-cell>
              <table:table-cell table:style-name="infos_5f_generales.A1" office:value-type="string">
                <text:p text:style-name="Standard"><text:user-field-get text:name="metainfo_subtitle">... and Developer Guide</text:user-field-get></text:p>
              </table:table-cell>
            </table:table-row>
            <table:table-row>
              <table:table-cell table:style-name="infos_5f_generales.A1" office:value-type="string">
                <text:p text:style-name="bordereau_5f_Para">Volume number</text:p>
              </table:table-cell>
              <table:table-cell table:style-name="infos_5f_generales.A1" office:value-type="string">
                <text:p text:style-name="Standard"><text:user-field-get text:name="metainfo_volumenum"/></text:p>
              </table:table-cell>
            </table:table-row>
            <table:table-row>
              <table:table-cell table:style-name="infos_5f_generales.A1" office:value-type="string">
                <text:p text:style-name="bordereau_5f_Para">Series number</text:p>
              </table:table-cell>
              <table:table-cell table:style-name="infos_5f_generales.A1" office:value-type="string">
                <text:p text:style-name="bordereau_5f_Para"><text:user-field-get text:name="metainfo_seriesvolnums"/></text:p>
              </table:table-cell>
            </table:table-row>
            <table:table-row>
              <table:table-cell table:style-name="infos_5f_generales.A1" office:value-type="string">
                <text:p text:style-name="bordereau_5f_Para">Keywords</text:p>
              </table:table-cell>
              <table:table-cell table:style-name="infos_5f_generales.A1" office:value-type="string">
                <text:p text:style-name="Standard"><text:user-field-get text:name="metainfo_keywords">Kermeta, metamodeling, UML, transformation</text:user-field-get></text:p>
              </table:table-cell>
            </table:table-row>
            <table:table-row>
              <table:table-cell table:style-name="infos_5f_generales.A1" office:value-type="string">
                <text:p text:style-name="bordereau_5f_Para">More information</text:p>
              </table:table-cell>
              <table:table-cell table:style-name="infos_5f_generales.A1" office:value-type="string">
                <text:p text:style-name="Standard"><text:user-field-get text:name="metainfo_bibliomisc">Licence EPL</text:user-field-get></text:p>
              </table:table-cell>
            </table:table-row>
            <table:table-row>
              <table:table-cell table:style-name="infos_5f_generales.A1" office:value-type="string">
                <text:p text:style-name="bordereau_5f_Para">Document date</text:p>
              </table:table-cell>
              <table:table-cell table:style-name="infos_5f_generales.A1" office:value-type="string">
                <text:p text:style-name="Standard"><text:user-field-get text:name="metainfo_date">17/03/2006</text:user-field-get></text:p>
              </table:table-cell>
            </table:table-row>
            <table:table-row>
              <table:table-cell table:style-name="infos_5f_generales.A1" office:value-type="string">
                <text:p text:style-name="bordereau_5f_Para">Status</text:p>
              </table:table-cell>
              <table:table-cell table:style-name="infos_5f_generales.A1" office:value-type="string">
                <text:p text:style-name="bordereau_5f_Para"><text:user-field-get text:name="metainfo_status"/></text:p>
              </table:table-cell>
            </table:table-row>
            <table:table-row>
              <table:table-cell table:style-name="infos_5f_generales.A1" office:value-type="string">
                <text:p text:style-name="bordereau_5f_Para">Access conditions</text:p>
              </table:table-cell>
              <table:table-cell table:style-name="infos_5f_generales.A1" office:value-type="string">
                <text:p text:style-name="bordereau_5f_Para"><text:user-field-get text:name="metainfo_security"/></text:p>
              </table:table-cell>
            </table:table-row>
            <table:table-row>
              <table:table-cell table:style-name="infos_5f_generales.A1" office:value-type="string">
                <text:p text:style-name="bordereau_5f_Para">Access conditions revision Date</text:p>
              </table:table-cell>
              <table:table-cell table:style-name="infos_5f_generales.A1" office:value-type="string">
                <text:p text:style-name="bordereau_5f_Para"><text:user-field-get text:name="metainfo_revhistory_security">17/03/2006</text:user-field-get></text:p>
              </table:table-cell>
            </table:table-row>
            <table:table-row>
              <table:table-cell table:style-name="infos_5f_generales.A1" office:value-type="string">
                <text:p text:style-name="bordereau_5f_Para">Contract number</text:p>
              </table:table-cell>
              <table:table-cell table:style-name="infos_5f_generales.A1" office:value-type="string">
                <text:p text:style-name="bordereau_5f_Para"><text:user-field-get text:name="metainfo_contractnum"/></text:p>
              </table:table-cell>
            </table:table-row>
            <table:table-row>
              <table:table-cell table:style-name="infos_5f_generales.A1" office:value-type="string">
                <text:p text:style-name="bordereau_5f_Para">ISRN</text:p>
              </table:table-cell>
              <table:table-cell table:style-name="infos_5f_generales.A1" office:value-type="string">
                <text:p text:style-name="bordereau_5f_Para"><text:user-field-get text:name="metainfo_isrn"/></text:p>
              </table:table-cell>
            </table:table-row>
          </table:table>
          <text:p text:style-name="Standard"/>
          <text:p text:style-name="Bordereau_5f_titre">Conference</text:p>
          <table:table table:name="Tableau1" table:style-name="Tableau1">
            <table:table-column table:style-name="Tableau1.A"/>
            <table:table-column table:style-name="Tableau1.B"/>
            <table:table-header-rows>
              <table:table-row>
                <table:table-cell table:style-name="Tableau1.A1" office:value-type="string">
                  <text:p text:style-name="bordereau_5f_Para">Title</text:p>
                </table:table-cell>
                <table:table-cell table:style-name="Tableau1.A1" office:value-type="string">
                  <text:p text:style-name="bordereau_5f_Para"><text:user-field-get text:name="metainfo_confgroup_conftitle">title</text:user-field-get></text:p>
                </table:table-cell>
              </table:table-row>
            </table:table-header-rows>
            <table:table-row>
              <table:table-cell table:style-name="Tableau1.A1" office:value-type="string">
                <text:p text:style-name="bordereau_5f_Para">References</text:p>
              </table:table-cell>
              <table:table-cell table:style-name="Tableau1.A1" office:value-type="string">
                <text:p text:style-name="bordereau_5f_Para"><text:user-field-get text:name="metainfo_confgroup_confnum">Reference</text:user-field-get></text:p>
              </table:table-cell>
            </table:table-row>
            <table:table-row>
              <table:table-cell table:style-name="Tableau1.A1" office:value-type="string">
                <text:p text:style-name="bordereau_5f_Para">Sponsor</text:p>
              </table:table-cell>
              <table:table-cell table:style-name="Tableau1.A1" office:value-type="string">
                <text:p text:style-name="bordereau_5f_Para"><text:user-field-get text:name="metainfo_confgroup_confsponsor">sponsor</text:user-field-get></text:p>
              </table:table-cell>
            </table:table-row>
            <table:table-row>
              <table:table-cell table:style-name="Tableau1.A1" office:value-type="string">
                <text:p text:style-name="bordereau_5f_Para">Dates</text:p>
              </table:table-cell>
              <table:table-cell table:style-name="Tableau1.A1" office:value-type="string">
                <text:p text:style-name="bordereau_5f_Para"><text:user-field-get text:name="metainfo_confgroup_confdates"/></text:p>
              </table:table-cell>
            </table:table-row>
            <table:table-row>
              <table:table-cell table:style-name="Tableau1.A1" office:value-type="string">
                <text:p text:style-name="bordereau_5f_Para">Address</text:p>
              </table:table-cell>
              <table:table-cell table:style-name="Tableau1.A1" office:value-type="string">
                <text:p text:style-name="bordereau_5f_Para"><text:user-field-get text:name="metainfo_confgroup_address"/></text:p>
              </table:table-cell>
            </table:table-row>
          </table:table>
          <text:p text:style-name="Standard"/>
          <text:p text:style-name="Standard"><text:bookmark text:name="SwXTextPosition2373"/><text:bookmark text:name="SwXTextPosition2428"/></text:p>
        </text:section>
        <text:section text:style-name="Sect1" text:name="bordereau_auteur">
          <text:p text:style-name="Standard"/>
          <text:p text:style-name="P8">Authors <text:s text:c="21"/></text:p>
          <text:section text:style-name="Sect1" text:name="bordereau_auteur_1">
            <text:p text:style-name="P9">Author N°1</text:p>
            <table:table table:name="auteur_1" table:style-name="auteur_5f_1">
              <table:table-column table:style-name="auteur_5f_1.A"/>
              <table:table-column table:style-name="auteur_5f_1.B"/>
              <table:table-row>
                <table:table-cell office:value-type="string">
                  <text:p text:style-name="bordereau_5f_Para">Firstname</text:p>
                </table:table-cell>
                <table:table-cell office:value-type="string">
                  <text:p text:style-name="bordereau_5f_Para"><text:user-field-get text:name="metainfo_author1_firstname">Vincent</text:user-field-get></text:p>
                </table:table-cell>
              </table:table-row>
              <table:table-row>
                <table:table-cell office:value-type="string">
                  <text:p text:style-name="bordereau_5f_Para">Name</text:p>
                </table:table-cell>
                <table:table-cell office:value-type="string">
                  <text:p text:style-name="bordereau_5f_Para"><text:user-field-get text:name="metainfo_author1_surname">Mahé</text:user-field-get></text:p>
                </table:table-cell>
              </table:table-row>
              <table:table-row>
                <table:table-cell office:value-type="string">
                  <text:p text:style-name="bordereau_5f_Para">Role</text:p>
                </table:table-cell>
                <table:table-cell office:value-type="string">
                  <text:p text:style-name="bordereau_5f_Para"><text:user-field-get text:name="metainfo_author1_jobtitle"/></text:p>
                </table:table-cell>
              </table:table-row>
              <table:table-row>
                <table:table-cell office:value-type="string">
                  <text:p text:style-name="bordereau_5f_Para">Quality</text:p>
                </table:table-cell>
                <table:table-cell office:value-type="string">
                  <text:p text:style-name="bordereau_5f_Para"><text:user-field-get text:name="metainfo_author1_jobtitle_quality"/></text:p>
                </table:table-cell>
              </table:table-row>
              <table:table-row>
                <table:table-cell office:value-type="string">
                  <text:p text:style-name="bordereau_5f_Para">Corporation</text:p>
                </table:table-cell>
                <table:table-cell office:value-type="string">
                  <text:p text:style-name="bordereau_5f_Para"><text:user-field-get text:name="metainfo_author1_orgname">Université de Rennes 1</text:user-field-get></text:p>
                </table:table-cell>
              </table:table-row>
              <table:table-row>
                <table:table-cell office:value-type="string">
                  <text:p text:style-name="bordereau_5f_Para">Corporation acronym</text:p>
                </table:table-cell>
                <table:table-cell office:value-type="string">
                  <text:p text:style-name="bordereau_5f_Para"><text:user-field-get text:name="metainfo_author1_orgname_acronym"/></text:p>
                </table:table-cell>
              </table:table-row>
              <table:table-row>
                <table:table-cell office:value-type="string">
                  <text:p text:style-name="bordereau_5f_Para">Corporation division</text:p>
                </table:table-cell>
                <table:table-cell office:value-type="string">
                  <text:p text:style-name="bordereau_5f_Para"><text:user-field-get text:name="metainfo_author1_orgdiv">Triskell</text:user-field-get></text:p>
                </table:table-cell>
              </table:table-row>
              <table:table-row>
                <table:table-cell office:value-type="string">
                  <text:p text:style-name="bordereau_5f_Para">Address</text:p>
                </table:table-cell>
                <table:table-cell office:value-type="string">
                  <text:p text:style-name="bordereau_5f_Para"><text:user-field-get text:name="metainfo_author1_address">vmahe@irisa.fr</text:user-field-get></text:p>
                </table:table-cell>
              </table:table-row>
            </table:table>
          </text:section>
          <text:section text:style-name="Sect1" text:name="bordereau_auteur_2">
            <text:p text:style-name="P10"/>
            <text:p text:style-name="P10">Author N°2</text:p>
            <table:table table:name="auteur_2" table:style-name="auteur_5f_2">
              <table:table-column table:style-name="auteur_5f_2.A"/>
              <table:table-column table:style-name="auteur_5f_2.B"/>
              <table:table-row>
                <table:table-cell office:value-type="string">
                  <text:p text:style-name="bordereau_5f_Para">Firstname</text:p>
                </table:table-cell>
                <table:table-cell office:value-type="string">
                  <text:p text:style-name="Table_20_Contents"><text:user-field-get text:name="metainfo_author2_firstname"/></text:p>
                </table:table-cell>
              </table:table-row>
              <table:table-row>
                <table:table-cell office:value-type="string">
                  <text:p text:style-name="bordereau_5f_Para">Name</text:p>
                </table:table-cell>
                <table:table-cell office:value-type="string">
                  <text:p text:style-name="Table_20_Contents"><text:user-field-get text:name="metainfo_author2_surname"/></text:p>
                </table:table-cell>
              </table:table-row>
              <table:table-row>
                <table:table-cell office:value-type="string">
                  <text:p text:style-name="bordereau_5f_Para">Role</text:p>
                </table:table-cell>
                <table:table-cell office:value-type="string">
                  <text:p text:style-name="Table_20_Contents"><text:user-field-get text:name="metainfo_author2_jobtitle"/></text:p>
                </table:table-cell>
              </table:table-row>
              <table:table-row>
                <table:table-cell office:value-type="string">
                  <text:p text:style-name="bordereau_5f_Para">Quality</text:p>
                </table:table-cell>
                <table:table-cell office:value-type="string">
                  <text:p text:style-name="Table_20_Contents"><text:user-field-get text:name="metainfo_author2_jobtitle_quality"/></text:p>
                </table:table-cell>
              </table:table-row>
              <table:table-row>
                <table:table-cell office:value-type="string">
                  <text:p text:style-name="bordereau_5f_Para">Corporation</text:p>
                </table:table-cell>
                <table:table-cell office:value-type="string">
                  <text:p text:style-name="Table_20_Contents"><text:user-field-get text:name="metainfo_author2_orgname"/></text:p>
                </table:table-cell>
              </table:table-row>
              <table:table-row>
                <table:table-cell office:value-type="string">
                  <text:p text:style-name="bordereau_5f_Para">Corporation acronym</text:p>
                </table:table-cell>
                <table:table-cell office:value-type="string">
                  <text:p text:style-name="Table_20_Contents"><text:user-field-get text:name="metainfo_author2_orgname_acronym"/></text:p>
                </table:table-cell>
              </table:table-row>
              <table:table-row>
                <table:table-cell office:value-type="string">
                  <text:p text:style-name="bordereau_5f_Para">Corporation division</text:p>
                </table:table-cell>
                <table:table-cell office:value-type="string">
                  <text:p text:style-name="Table_20_Contents"><text:user-field-get text:name="metainfo_author2_orgdiv"/></text:p>
                </table:table-cell>
              </table:table-row>
              <table:table-row>
                <table:table-cell office:value-type="string">
                  <text:p text:style-name="bordereau_5f_Para">Address</text:p>
                </table:table-cell>
                <table:table-cell office:value-type="string">
                  <text:p text:style-name="Table_20_Contents"><text:user-field-get text:name="metainfo_author2_address"/></text:p>
                </table:table-cell>
              </table:table-row>
            </table:table>
            <text:p text:style-name="P11"/>
          </text:section>
          <text:section text:style-name="Sect1" text:name="bordereau_auteur_3">
            <text:p text:style-name="P10">Author N°3</text:p>
            <table:table table:name="auteur_3" table:style-name="auteur_5f_3">
              <table:table-column table:style-name="auteur_5f_3.A"/>
              <table:table-column table:style-name="auteur_5f_3.B"/>
              <table:table-row>
                <table:table-cell office:value-type="string">
                  <text:p text:style-name="bordereau_5f_Para">Firstname</text:p>
                </table:table-cell>
                <table:table-cell office:value-type="string">
                  <text:p text:style-name="Table_20_Contents"><text:user-field-get text:name="metainfo_author3_firstname"/></text:p>
                </table:table-cell>
              </table:table-row>
              <table:table-row>
                <table:table-cell office:value-type="string">
                  <text:p text:style-name="bordereau_5f_Para">Name</text:p>
                </table:table-cell>
                <table:table-cell office:value-type="string">
                  <text:p text:style-name="Table_20_Contents"><text:user-field-get text:name="metainfo_author3_surname"/></text:p>
                </table:table-cell>
              </table:table-row>
              <table:table-row>
                <table:table-cell office:value-type="string">
                  <text:p text:style-name="bordereau_5f_Para">Role</text:p>
                </table:table-cell>
                <table:table-cell office:value-type="string">
                  <text:p text:style-name="Table_20_Contents"><text:user-field-get text:name="metainfo_author3_jobtitle"/></text:p>
                </table:table-cell>
              </table:table-row>
              <table:table-row>
                <table:table-cell office:value-type="string">
                  <text:p text:style-name="bordereau_5f_Para">Quality</text:p>
                </table:table-cell>
                <table:table-cell office:value-type="string">
                  <text:p text:style-name="Table_20_Contents"><text:user-field-get text:name="metainfo_author3_jobtitle_quality"/></text:p>
                </table:table-cell>
              </table:table-row>
              <table:table-row>
                <table:table-cell office:value-type="string">
                  <text:p text:style-name="bordereau_5f_Para">Corporation</text:p>
                </table:table-cell>
                <table:table-cell office:value-type="string">
                  <text:p text:style-name="Table_20_Contents"><text:user-field-get text:name="metainfo_author3_orgname"/></text:p>
                </table:table-cell>
              </table:table-row>
              <table:table-row>
                <table:table-cell office:value-type="string">
                  <text:p text:style-name="bordereau_5f_Para">Corporation acronym</text:p>
                </table:table-cell>
                <table:table-cell office:value-type="string">
                  <text:p text:style-name="Table_20_Contents"><text:user-field-get text:name="metainfo_author3_orgname_acronym"/></text:p>
                </table:table-cell>
              </table:table-row>
              <table:table-row>
                <table:table-cell office:value-type="string">
                  <text:p text:style-name="bordereau_5f_Para">Corporation division</text:p>
                </table:table-cell>
                <table:table-cell office:value-type="string">
                  <text:p text:style-name="Table_20_Contents"><text:user-field-get text:name="metainfo_author3_orgdiv"/></text:p>
                </table:table-cell>
              </table:table-row>
              <table:table-row>
                <table:table-cell office:value-type="string">
                  <text:p text:style-name="bordereau_5f_Para">Address</text:p>
                </table:table-cell>
                <table:table-cell office:value-type="string">
                  <text:p text:style-name="Table_20_Contents"><text:user-field-get text:name="metainfo_author3_address"/></text:p>
                </table:table-cell>
              </table:table-row>
            </table:table>
            <text:p text:style-name="P12"/>
          </text:section>
          <text:p text:style-name="P12"/>
          <text:p text:style-name="P11"/>
        </text:section>
        <text:section text:style-name="Sect1" text:name="bordereau_orgauteur">
          <text:p text:style-name="P13">Corporate Authors <text:s/></text:p>
          <text:section text:style-name="Sect1" text:name="bordereau_orgauteur_1">
            <text:p text:style-name="P9">Corporate Author N°1</text:p>
            <table:table table:name="organisme_auteur_1" table:style-name="organisme_5f_auteur_5f_1">
              <table:table-column table:style-name="organisme_5f_auteur_5f_1.A"/>
              <table:table-column table:style-name="organisme_5f_auteur_5f_1.B"/>
              <table:table-row>
                <table:table-cell table:style-name="organisme_5f_auteur_5f_1.A1" office:value-type="string">
                  <text:p text:style-name="bordereau_5f_Para">Corporation name</text:p>
                </table:table-cell>
                <table:table-cell table:style-name="organisme_5f_auteur_5f_1.A1" office:value-type="string">
                  <text:p text:style-name="bordereau_5f_Para"><text:user-field-get text:name="metainfo_corpauthor1_orgname">INRIA</text:user-field-get></text:p>
                </table:table-cell>
              </table:table-row>
              <table:table-row>
                <table:table-cell table:style-name="organisme_5f_auteur_5f_1.A2" office:value-type="string">
                  <text:p text:style-name="bordereau_5f_Para">Corporation acronym</text:p>
                </table:table-cell>
                <table:table-cell table:style-name="organisme_5f_auteur_5f_1.A2" office:value-type="string">
                  <text:p text:style-name="bordereau_5f_Para"><text:user-field-get text:name="metainfo_corpauthor1_orgname_acronym"/></text:p>
                </table:table-cell>
              </table:table-row>
              <table:table-row>
                <table:table-cell table:style-name="organisme_5f_auteur_5f_1.A2" office:value-type="string">
                  <text:p text:style-name="bordereau_5f_Para">Corporation division</text:p>
                </table:table-cell>
                <table:table-cell table:style-name="organisme_5f_auteur_5f_1.A2" office:value-type="string">
                  <text:p text:style-name="bordereau_5f_Para"><text:user-field-get text:name="metainfo_corpauthor1_orgdiv">Triskell</text:user-field-get></text:p>
                </table:table-cell>
              </table:table-row>
              <table:table-row>
                <table:table-cell table:style-name="organisme_5f_auteur_5f_1.A2" office:value-type="string">
                  <text:p text:style-name="bordereau_5f_Para">Address</text:p>
                </table:table-cell>
                <table:table-cell table:style-name="organisme_5f_auteur_5f_1.A2" office:value-type="string">
                  <text:p text:style-name="bordereau_5f_Para"><text:user-field-get text:name="metainfo_corpauthor1_address"/></text:p>
                </table:table-cell>
              </table:table-row>
              <table:table-row>
                <table:table-cell table:style-name="organisme_5f_auteur_5f_1.A2" office:value-type="string">
                  <text:p text:style-name="bordereau_5f_Para">Post office box</text:p>
                </table:table-cell>
                <table:table-cell table:style-name="organisme_5f_auteur_5f_1.A2" office:value-type="string">
                  <text:p text:style-name="bordereau_5f_Para"><text:user-field-get text:name="metainfo_corpauthor1_pob"/></text:p>
                </table:table-cell>
              </table:table-row>
              <table:table-row>
                <table:table-cell table:style-name="organisme_5f_auteur_5f_1.A2" office:value-type="string">
                  <text:p text:style-name="bordereau_5f_Para">ZIP code</text:p>
                </table:table-cell>
                <table:table-cell table:style-name="organisme_5f_auteur_5f_1.A2" office:value-type="string">
                  <text:p text:style-name="bordereau_5f_Para"><text:user-field-get text:name="metainfo_corpauthor1_postcode"/></text:p>
                </table:table-cell>
              </table:table-row>
              <table:table-row>
                <table:table-cell table:style-name="organisme_5f_auteur_5f_1.A2" office:value-type="string">
                  <text:p text:style-name="bordereau_5f_Para">City</text:p>
                </table:table-cell>
                <table:table-cell table:style-name="organisme_5f_auteur_5f_1.A2" office:value-type="string">
                  <text:p text:style-name="bordereau_5f_Para"><text:user-field-get text:name="metainfo_corpauthor1_city"/></text:p>
                </table:table-cell>
              </table:table-row>
              <table:table-row>
                <table:table-cell table:style-name="organisme_5f_auteur_5f_1.A2" office:value-type="string">
                  <text:p text:style-name="bordereau_5f_Para">State</text:p>
                </table:table-cell>
                <table:table-cell table:style-name="organisme_5f_auteur_5f_1.A2" office:value-type="string">
                  <text:p text:style-name="bordereau_5f_Para"><text:user-field-get text:name="metainfo_corpauthor1_state">France</text:user-field-get></text:p>
                </table:table-cell>
              </table:table-row>
              <table:table-row>
                <table:table-cell table:style-name="organisme_5f_auteur_5f_1.A2" office:value-type="string">
                  <text:p text:style-name="bordereau_5f_Para">Telephon</text:p>
                </table:table-cell>
                <table:table-cell table:style-name="organisme_5f_auteur_5f_1.A2" office:value-type="string">
                  <text:p text:style-name="bordereau_5f_Para"><text:user-field-get text:name="metainfo_corpauthor1_phone"/></text:p>
                </table:table-cell>
              </table:table-row>
              <table:table-row>
                <table:table-cell table:style-name="organisme_5f_auteur_5f_1.A2" office:value-type="string">
                  <text:p text:style-name="bordereau_5f_Para">Fax</text:p>
                </table:table-cell>
                <table:table-cell table:style-name="organisme_5f_auteur_5f_1.A2" office:value-type="string">
                  <text:p text:style-name="bordereau_5f_Para"><text:user-field-get text:name="metainfo_corpauthor1_fax"/></text:p>
                </table:table-cell>
              </table:table-row>
              <table:table-row>
                <table:table-cell table:style-name="organisme_5f_auteur_5f_1.A2" office:value-type="string">
                  <text:p text:style-name="bordereau_5f_Para">E-mail</text:p>
                </table:table-cell>
                <table:table-cell table:style-name="organisme_5f_auteur_5f_1.A2" office:value-type="string">
                  <text:p text:style-name="bordereau_5f_Para"><text:user-field-get text:name="metainfo_corpauthor1_email"/></text:p>
                </table:table-cell>
              </table:table-row>
              <table:table-row>
                <table:table-cell table:style-name="organisme_5f_auteur_5f_1.A2" office:value-type="string">
                  <text:p text:style-name="bordereau_5f_Para">Web site</text:p>
                </table:table-cell>
                <table:table-cell table:style-name="organisme_5f_auteur_5f_1.A2" office:value-type="string">
                  <text:p text:style-name="bordereau_5f_Para"><text:user-field-get text:name="metainfo_corpauthor1_ulink">http://www.inria.fr</text:user-field-get></text:p>
                </table:table-cell>
              </table:table-row>
            </table:table>
          </text:section>
          <text:p text:style-name="P14"/>
        </text:section>
        <text:section text:style-name="Sect1" text:name="bordereau_orgcommanditaire">
          <text:p text:style-name="Bordereau_5f_titre">Contract Sponsors</text:p>
          <text:section text:style-name="Sect1" text:name="bordereau_orgcommanditaire_1">
            <text:p text:style-name="P9">Contract sponsor N°1</text:p>
            <table:table table:name="organisme_commanditaire_1" table:style-name="organisme_5f_commanditaire_5f_1">
              <table:table-column table:style-name="organisme_5f_commanditaire_5f_1.A"/>
              <table:table-column table:style-name="organisme_5f_commanditaire_5f_1.B"/>
              <table:table-row>
                <table:table-cell table:style-name="organisme_5f_commanditaire_5f_1.A1" office:value-type="string">
                  <text:p text:style-name="bordereau_5f_Para">Corporation name</text:p>
                </table:table-cell>
                <table:table-cell table:style-name="organisme_5f_commanditaire_5f_1.A1" office:value-type="string">
                  <text:p text:style-name="bordereau_5f_Para"><text:user-field-get text:name="metainfo_contractsponsor1_orgname"/></text:p>
                </table:table-cell>
              </table:table-row>
              <table:table-row>
                <table:table-cell table:style-name="organisme_5f_commanditaire_5f_1.A2" office:value-type="string">
                  <text:p text:style-name="bordereau_5f_Para">Corporation acronym</text:p>
                </table:table-cell>
                <table:table-cell table:style-name="organisme_5f_commanditaire_5f_1.A2" office:value-type="string">
                  <text:p text:style-name="bordereau_5f_Para"><text:user-field-get text:name="metainfo_contractsponsor1_orgname_acronym"/></text:p>
                </table:table-cell>
              </table:table-row>
              <table:table-row>
                <table:table-cell table:style-name="organisme_5f_commanditaire_5f_1.A2" office:value-type="string">
                  <text:p text:style-name="bordereau_5f_Para">Corporation division</text:p>
                </table:table-cell>
                <table:table-cell table:style-name="organisme_5f_commanditaire_5f_1.A2" office:value-type="string">
                  <text:p text:style-name="bordereau_5f_Para"><text:user-field-get text:name="metainfo_contractsponsor1_orgdiv"/></text:p>
                </table:table-cell>
              </table:table-row>
              <table:table-row>
                <table:table-cell table:style-name="organisme_5f_commanditaire_5f_1.A2" office:value-type="string">
                  <text:p text:style-name="bordereau_5f_Para">Address</text:p>
                </table:table-cell>
                <table:table-cell table:style-name="organisme_5f_commanditaire_5f_1.A2" office:value-type="string">
                  <text:p text:style-name="bordereau_5f_Para"><text:user-field-get text:name="metainfo_contractsponsor1_address"/></text:p>
                </table:table-cell>
              </table:table-row>
              <table:table-row>
                <table:table-cell table:style-name="organisme_5f_commanditaire_5f_1.A2" office:value-type="string">
                  <text:p text:style-name="bordereau_5f_Para">Post office box</text:p>
                </table:table-cell>
                <table:table-cell table:style-name="organisme_5f_commanditaire_5f_1.A2" office:value-type="string">
                  <text:p text:style-name="bordereau_5f_Para"><text:user-field-get text:name="metainfo_contractsponsor1_pob"/></text:p>
                </table:table-cell>
              </table:table-row>
              <table:table-row>
                <table:table-cell table:style-name="organisme_5f_commanditaire_5f_1.A2" office:value-type="string">
                  <text:p text:style-name="bordereau_5f_Para">ZIP code</text:p>
                </table:table-cell>
                <table:table-cell table:style-name="organisme_5f_commanditaire_5f_1.A2" office:value-type="string">
                  <text:p text:style-name="bordereau_5f_Para"><text:user-field-get text:name="metainfo_contractsponsor1_postcode"/></text:p>
                </table:table-cell>
              </table:table-row>
              <table:table-row>
                <table:table-cell table:style-name="organisme_5f_commanditaire_5f_1.A2" office:value-type="string">
                  <text:p text:style-name="bordereau_5f_Para">City</text:p>
                </table:table-cell>
                <table:table-cell table:style-name="organisme_5f_commanditaire_5f_1.A2" office:value-type="string">
                  <text:p text:style-name="bordereau_5f_Para"><text:user-field-get text:name="metainfo_contractsponsor1_city"/></text:p>
                </table:table-cell>
              </table:table-row>
              <table:table-row>
                <table:table-cell table:style-name="organisme_5f_commanditaire_5f_1.A2" office:value-type="string">
                  <text:p text:style-name="bordereau_5f_Para">State</text:p>
                </table:table-cell>
                <table:table-cell table:style-name="organisme_5f_commanditaire_5f_1.A2" office:value-type="string">
                  <text:p text:style-name="bordereau_5f_Para"><text:user-field-get text:name="metainfo_contractsponsor1_state"/></text:p>
                </table:table-cell>
              </table:table-row>
              <table:table-row>
                <table:table-cell table:style-name="organisme_5f_commanditaire_5f_1.A2" office:value-type="string">
                  <text:p text:style-name="bordereau_5f_Para">Telephon</text:p>
                </table:table-cell>
                <table:table-cell table:style-name="organisme_5f_commanditaire_5f_1.A2" office:value-type="string">
                  <text:p text:style-name="bordereau_5f_Para"><text:user-field-get text:name="metainfo_contractsponsor1_phone"/></text:p>
                </table:table-cell>
              </table:table-row>
              <table:table-row>
                <table:table-cell table:style-name="organisme_5f_commanditaire_5f_1.A2" office:value-type="string">
                  <text:p text:style-name="bordereau_5f_Para">Fax</text:p>
                </table:table-cell>
                <table:table-cell table:style-name="organisme_5f_commanditaire_5f_1.A2" office:value-type="string">
                  <text:p text:style-name="bordereau_5f_Para"><text:user-field-get text:name="metainfo_contractsponsor1_fax"/></text:p>
                </table:table-cell>
              </table:table-row>
              <table:table-row>
                <table:table-cell table:style-name="organisme_5f_commanditaire_5f_1.A2" office:value-type="string">
                  <text:p text:style-name="bordereau_5f_Para">E-mail</text:p>
                </table:table-cell>
                <table:table-cell table:style-name="organisme_5f_commanditaire_5f_1.A2" office:value-type="string">
                  <text:p text:style-name="bordereau_5f_Para"><text:user-field-get text:name="metainfo_contractsponsor1_email"/></text:p>
                </table:table-cell>
              </table:table-row>
              <table:table-row>
                <table:table-cell table:style-name="organisme_5f_commanditaire_5f_1.A2" office:value-type="string">
                  <text:p text:style-name="bordereau_5f_Para">Web site</text:p>
                </table:table-cell>
                <table:table-cell table:style-name="organisme_5f_commanditaire_5f_1.A2" office:value-type="string">
                  <text:p text:style-name="bordereau_5f_Para"><text:user-field-get text:name="metainfo_contractsponsor1_ulink"/></text:p>
                </table:table-cell>
              </table:table-row>
            </table:table>
            <text:p text:style-name="P15"/>
            <text:p text:style-name="P15"/>
            <text:p text:style-name="P15"/>
            <text:section text:style-name="Sect1" text:name="bordereau_orgcommanditaire_2">
              <text:p text:style-name="P16">Organisme Commanditaire N°2</text:p>
              <table:table table:name="organisme_commanditaire_2" table:style-name="organisme_5f_commanditaire_5f_2">
                <table:table-column table:style-name="organisme_5f_commanditaire_5f_2.A"/>
                <table:table-column table:style-name="organisme_5f_commanditaire_5f_2.B"/>
                <table:table-row>
                  <table:table-cell table:style-name="organisme_5f_commanditaire_5f_2.A1" office:value-type="string">
                    <text:p text:style-name="bordereau_5f_Para">Corporation name</text:p>
                  </table:table-cell>
                  <table:table-cell table:style-name="organisme_5f_commanditaire_5f_2.A1" office:value-type="string">
                    <text:p text:style-name="bordereau_5f_Para"><text:user-field-get text:name="metainfo_contractsponsor2_orgname"/></text:p>
                  </table:table-cell>
                </table:table-row>
                <table:table-row>
                  <table:table-cell table:style-name="organisme_5f_commanditaire_5f_2.A1" office:value-type="string">
                    <text:p text:style-name="Table_20_Contents">Corporation acronym</text:p>
                  </table:table-cell>
                  <table:table-cell table:style-name="organisme_5f_commanditaire_5f_2.A1" office:value-type="string">
                    <text:p text:style-name="Table_20_Contents"><text:user-field-get text:name="metainfo_contractsponsor2_orgname_acronym"/></text:p>
                  </table:table-cell>
                </table:table-row>
                <table:table-row>
                  <table:table-cell table:style-name="organisme_5f_commanditaire_5f_2.A1" office:value-type="string">
                    <text:p text:style-name="Table_20_Contents">Corporation division</text:p>
                  </table:table-cell>
                  <table:table-cell table:style-name="organisme_5f_commanditaire_5f_2.A1" office:value-type="string">
                    <text:p text:style-name="Table_20_Contents"><text:user-field-get text:name="metainfo_contractsponsor2_orgdiv"/></text:p>
                  </table:table-cell>
                </table:table-row>
                <table:table-row>
                  <table:table-cell table:style-name="organisme_5f_commanditaire_5f_2.A1" office:value-type="string">
                    <text:p text:style-name="Table_20_Contents">Address</text:p>
                  </table:table-cell>
                  <table:table-cell table:style-name="organisme_5f_commanditaire_5f_2.A1" office:value-type="string">
                    <text:p text:style-name="Table_20_Contents"><text:user-field-get text:name="metainfo_contractsponsor2_address"/></text:p>
                  </table:table-cell>
                </table:table-row>
                <table:table-row>
                  <table:table-cell table:style-name="organisme_5f_commanditaire_5f_2.A1" office:value-type="string">
                    <text:p text:style-name="Table_20_Contents">Post office box</text:p>
                  </table:table-cell>
                  <table:table-cell table:style-name="organisme_5f_commanditaire_5f_2.A1" office:value-type="string">
                    <text:p text:style-name="Table_20_Contents"><text:user-field-get text:name="metainfo_contractsponsor2_pob"/></text:p>
                  </table:table-cell>
                </table:table-row>
                <table:table-row>
                  <table:table-cell table:style-name="organisme_5f_commanditaire_5f_2.A1" office:value-type="string">
                    <text:p text:style-name="Table_20_Contents">ZIP code</text:p>
                  </table:table-cell>
                  <table:table-cell table:style-name="organisme_5f_commanditaire_5f_2.A1" office:value-type="string">
                    <text:p text:style-name="Table_20_Contents"><text:user-field-get text:name="metainfo_contractsponsor2_postcode"/></text:p>
                  </table:table-cell>
                </table:table-row>
                <table:table-row>
                  <table:table-cell table:style-name="organisme_5f_commanditaire_5f_2.A1" office:value-type="string">
                    <text:p text:style-name="Table_20_Contents">City</text:p>
                  </table:table-cell>
                  <table:table-cell table:style-name="organisme_5f_commanditaire_5f_2.A1" office:value-type="string">
                    <text:p text:style-name="Table_20_Contents"><text:user-field-get text:name="metainfo_contractsponsor2_city"/></text:p>
                  </table:table-cell>
                </table:table-row>
                <table:table-row>
                  <table:table-cell table:style-name="organisme_5f_commanditaire_5f_2.A1" office:value-type="string">
                    <text:p text:style-name="Table_20_Contents">State</text:p>
                  </table:table-cell>
                  <table:table-cell table:style-name="organisme_5f_commanditaire_5f_2.A1" office:value-type="string">
                    <text:p text:style-name="Table_20_Contents"><text:user-field-get text:name="metainfo_contractsponsor2_state"/></text:p>
                  </table:table-cell>
                </table:table-row>
                <table:table-row>
                  <table:table-cell table:style-name="organisme_5f_commanditaire_5f_2.A1" office:value-type="string">
                    <text:p text:style-name="Table_20_Contents">Telephon</text:p>
                  </table:table-cell>
                  <table:table-cell table:style-name="organisme_5f_commanditaire_5f_2.A1" office:value-type="string">
                    <text:p text:style-name="Table_20_Contents"><text:user-field-get text:name="metainfo_contractsponsor2_phone"/></text:p>
                  </table:table-cell>
                </table:table-row>
                <table:table-row>
                  <table:table-cell table:style-name="organisme_5f_commanditaire_5f_2.A1" office:value-type="string">
                    <text:p text:style-name="Table_20_Contents">Fax</text:p>
                  </table:table-cell>
                  <table:table-cell table:style-name="organisme_5f_commanditaire_5f_2.A1" office:value-type="string">
                    <text:p text:style-name="Table_20_Contents"><text:user-field-get text:name="metainfo_contractsponsor2_fax"/></text:p>
                  </table:table-cell>
                </table:table-row>
                <table:table-row>
                  <table:table-cell table:style-name="organisme_5f_commanditaire_5f_2.A1" office:value-type="string">
                    <text:p text:style-name="Table_20_Contents">E-mail</text:p>
                  </table:table-cell>
                  <table:table-cell table:style-name="organisme_5f_commanditaire_5f_2.A1" office:value-type="string">
                    <text:p text:style-name="Table_20_Contents"><text:user-field-get text:name="metainfo_contractsponsor2_email"/></text:p>
                  </table:table-cell>
                </table:table-row>
                <table:table-row>
                  <table:table-cell table:style-name="organisme_5f_commanditaire_5f_2.A1" office:value-type="string">
                    <text:p text:style-name="Table_20_Contents">Web site</text:p>
                  </table:table-cell>
                  <table:table-cell table:style-name="organisme_5f_commanditaire_5f_2.A1" office:value-type="string">
                    <text:p text:style-name="Table_20_Contents"><text:user-field-get text:name="metainfo_contractsponsor2_ulink"/></text:p>
                  </table:table-cell>
                </table:table-row>
              </table:table>
              <text:p text:style-name="P15"/>
            </text:section>
            <text:p text:style-name="P17"/>
          </text:section>
        </text:section>
        <text:p text:style-name="P13">Abstract</text:p>
        <text:section text:style-name="Sect1" text:name="bordereau_abstract">
          <text:p text:style-name="bordereau_5f_Para"><text:user-field-get text:name="metainfo_abstract">This document presents the architecture of the Umlaut UML2 tool. It intends to be a reference manual for anybody who want to understand the Umlaut internals and contribute to this tool. </text:user-field-get></text:p>
        </text:section>
        <text:p text:style-name="P9"/>
      </text:section>
      <text:section text:style-name="Sect1" text:name="avant-propos" text:display="none">
        <text:p text:style-name="P18"/>
      </text:section>
      <text:section text:style-name="Sect1" text:name="preface">
        <text:p text:style-name="P18">Preface</text:p>
        <text:p text:style-name="Standard"/>
        <text:p text:style-name="Standard"><text:span text:style-name="T1">TODO *****************</text:span></text:p>
        <text:p text:style-name="Important"><text:span text:style-name="T1">Umlaut tool is an evolving software and d</text:span><text:span text:style-name="Strong_20_Emphasis"><text:span text:style-name="T1">espite that we put a lot of attention to this document, it may contain errors (more likely in the code samples). If you find any error or have some information that <text:s/>improves this document, please send it to us using the bugtracker in the forge: </text:span></text:span><text:a xlink:type="simple" xlink:href="http://gforge.inria.fr/tracker/?group_id=32"><text:span text:style-name="Strong_20_Emphasis"><text:span text:style-name="Strong_20_Emphasis"><text:span text:style-name="T2">http://gforge.inria.fr/tracker/?group_id=32</text:span></text:span></text:span></text:a><text:span text:style-name="Strong_20_Emphasis"><text:span text:style-name="Strong_20_Emphasis"><text:span text:style-name="Strong_20_Emphasis"> </text:span></text:span></text:span><text:span text:style-name="T3">Last check: v0.1.0</text:span></text:p>
        <text:p text:style-name="Tip">The most uptodate version of this document is available online from <text:a xlink:type="simple" xlink:href="http://www.kermeta.org/">http://www.kermeta.org</text:a> .</text:p>
        <text:p text:style-name="P19"/>
      </text:section>
      <text:section text:style-name="Sect1" text:name="sommaire">
        <text:p text:style-name="P20">Table of contents</text:p>
        <text:p text:style-name="Text_20_body"/>
        <text:table-of-content text:style-name="Sect1" text:protected="true" text:name="Table des matière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1">
              <text:index-entry-chapter/>
              <text:index-entry-text/>
              <text:index-entry-tab-stop style:type="right" style:leader-char="."/>
              <text:index-entry-page-number/>
            </text:table-of-content-entry-template>
            <text:table-of-content-entry-template text:outline-level="8" text:style-name="Contents_20_2">
              <text:index-entry-chapter/>
              <text:index-entry-text/>
              <text:index-entry-tab-stop style:type="right" style:leader-char="."/>
              <text:index-entry-page-number/>
            </text:table-of-content-entry-template>
            <text:table-of-content-entry-template text:outline-level="9" text:style-name="Contents_20_1">
              <text:index-entry-chapter/>
              <text:index-entry-text/>
              <text:index-entry-tab-stop style:type="right" style:leader-char="."/>
              <text:index-entry-page-number/>
            </text:table-of-content-entry-template>
            <text:table-of-content-entry-template text:outline-level="10" text:style-name="Contents_20_1">
              <text:index-entry-chapter/>
              <text:index-entry-text/>
              <text:index-entry-tab-stop style:type="right" style:leader-char="."/>
              <text:index-entry-page-number/>
            </text:table-of-content-entry-template>
            <text:index-source-styles text:outline-level="1">
              <text:index-source-style text:style-name="Bordereau"/>
              <text:index-source-style text:style-name="Glossary_20_Title"/>
              <text:index-source-style text:style-name="Preface_20_Title"/>
              <text:index-source-style text:style-name="Preface_20_Title_20_TOC"/>
              <text:index-source-style text:style-name="Section_20_Title"/>
            </text:index-source-styles>
            <text:index-source-styles text:outline-level="2">
              <text:index-source-style text:style-name="Appendix_20_Title"/>
            </text:index-source-styles>
          </text:table-of-content-source>
          <text:index-body>
            <text:index-title text:style-name="Sect1" text:name="Table des matières1_Head">
              <text:p text:style-name="Contents_20_Heading">Table of contents</text:p>
            </text:index-title>
            <text:p text:style-name="P21">Metadata<text:tab/>2</text:p>
            <text:p text:style-name="P21">Preface<text:tab/>7</text:p>
            <text:p text:style-name="P21">Table of contents<text:tab/>8</text:p>
            <text:p text:style-name="P21">1 Introduction to Umlaut<text:tab/>9</text:p>
            <text:p text:style-name="P22">1.1 Presentation<text:tab/>9</text:p>
            <text:p text:style-name="P23">1.1.1 History<text:tab/>9</text:p>
            <text:p text:style-name="P22">1.2 First sample<text:tab/>10</text:p>
            <text:p text:style-name="P22">1.3 Global view<text:tab/>10</text:p>
            <text:p text:style-name="P23">1.3.1 Architecture<text:tab/>10</text:p>
            <text:p text:style-name="P23">1.3.2 State Machines – Minimum demands<text:tab/>11</text:p>
            <text:p text:style-name="P23">1.3.3 Simulation<text:tab/>11</text:p>
            <text:p text:style-name="P23">1.3.4 Variation points<text:tab/>11</text:p>
            <text:p text:style-name="P23">1.3.5 Code generation for CADP tools Suite<text:tab/>12</text:p>
            <text:p text:style-name="P24">1.3.5.1 TGV needs<text:tab/>12</text:p>
            <text:p text:style-name="P22">1.4 Definitions<text:tab/>12</text:p>
            <text:p text:style-name="P21">2 UML2 tools suite<text:tab/>12</text:p>
            <text:p text:style-name="P22">2.1 Uml2 suite architecture<text:tab/>12</text:p>
            <text:p text:style-name="P22">2.2 UML versatility<text:tab/>13</text:p>
            <text:p text:style-name="P21">3 The uml2km tool<text:tab/>13</text:p>
            <text:p text:style-name="P22">3.1 uml2km tool analysis<text:tab/>13</text:p>
            <text:p text:style-name="P22">3.2 UML2 unprocessed features<text:tab/>13</text:p>
            <text:p text:style-name="P21">4 Generated Eiffel code analysis<text:tab/>14</text:p>
            <text:p text:style-name="P21">5 Advanced features<text:tab/>14</text:p>
            <text:p text:style-name="P21">6 Knowledge near Umlaut<text:tab/>14</text:p>
            <text:p text:style-name="P22">6.1 I/O-LTS<text:tab/>14</text:p>
            <text:p text:style-name="P22">6.2 Conformance vs test purposes<text:tab/>14</text:p>
            <text:p text:style-name="P21">Appendices<text:tab/>15</text:p>
          </text:index-body>
        </text:table-of-content>
        <text:p text:style-name="Text_20_body"/>
        <text:p text:style-name="Text_20_body"/>
      </text:section>
      <text:section text:style-name="Sect1" text:name="introduction" text:display="none">
        <text:p text:style-name="P18"/>
      </text:section>
      <text:h text:style-name="P25" text:outline-level="1">Introduction to UMLAUT</text:h>
      <text:p text:style-name="P26">TODO : present the UML2 as a formal modeling language in place of Formal Description Techniques.</text:p>
      <text:p text:style-name="Text_20_body">Validate the conformance of an implementation to the specification is the general goal of the tests. The main objective is introduction of formal methods in the mainstream of software design industry for proving, without introducing constraints and language changes. So we choice for Umlaut the UML diagrams as input, as UML is becoming the general reference for software specification in the industry.</text:p>
      <text:h text:style-name="Heading_20_2" text:outline-level="2">Presentation</text:h>
      <text:p text:style-name="Text_20_body">Umlaut is a general set of tools to manipulate UML2 models in the Kermeta environment.</text:p>
      <text:h text:style-name="Heading_20_3" text:outline-level="3">History</text:h>
      <text:p text:style-name="Text_20_body">It was first designed (five years ago) in order to validate protocols : taking a protocol (written in UML), it did a reified model and a Eiffel code transformation, which permit (in CADP tool suite) interactive simulations, extraction of scenarios, bi-simulation of real implementations of the protocol.</text:p>
      <text:p text:style-name="Text_20_body"><draw:g text:anchor-type="paragraph" draw:z-index="4" draw:style-name="gr1"><draw:custom-shape draw:style-name="gr2" draw:text-style-name="P28" svg:width="2.1cm" svg:height="1.985cm" svg:x="6.788cm" svg:y="6.51cm"><text:p text:style-name="P27"><text:span text:style-name="T4">CADP</text:span></text:p><text:p text:style-name="P27"><text:span text:style-name="T4">simulator</text:span></text:p><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draw:equation draw:name="f0" draw:formula="10800/cos(pi/8)"/><draw:equation draw:name="f1" draw:formula="?f0*sin(pi/8)"/><draw:equation draw:name="f2" draw:formula="left"/><draw:equation draw:name="f3" draw:formula="right"/><draw:equation draw:name="f4" draw:formula="(right-10800)+?f1"/><draw:equation draw:name="f5" draw:formula="(left+10800)-?f1"/><draw:equation draw:name="f6" draw:formula="top"/><draw:equation draw:name="f7" draw:formula="bottom"/><draw:equation draw:name="f8" draw:formula="(bottom-10800)+?f1"/><draw:equation draw:name="f9" draw:formula="(top+10800)-?f1"/><draw:equation draw:name="f10" draw:formula="(10800-$0)/cos(pi/8)"/><draw:equation draw:name="f11" draw:formula="?f10*sin(pi/8)"/><draw:equation draw:name="f12" draw:formula="$0"/><draw:equation draw:name="f13" draw:formula="right-$0"/><draw:equation draw:name="f14" draw:formula="(right-10800)+?f11"/><draw:equation draw:name="f15" draw:formula="(left+10800)-?f11"/><draw:equation draw:name="f16" draw:formula="top+$0"/><draw:equation draw:name="f17" draw:formula="bottom-$0"/><draw:equation draw:name="f18" draw:formula="(bottom-10800)+?f11"/><draw:equation draw:name="f19" draw:formula="(top+10800)-?f11"/><draw:equation draw:name="f20" draw:formula="*sqrt(2)/2"/><draw:equation draw:name="f21" draw:formula="((top-bottom)/2-2*$0)*sqrt(2)/2"/><draw:equation draw:name="f22" draw:formula="?f12+(?f15-?f12)/2"/><draw:equation draw:name="f23" draw:formula="?f16+(?f19-?f16)/2"/><draw:equation draw:name="f24" draw:formula="left+?f22"/><draw:equation draw:name="f25" draw:formula="right-?f22"/><draw:equation draw:name="f26" draw:formula="top+?f23"/><draw:equation draw:name="f27" draw:formula="bottom-?f23"/><draw:handle draw:handle-position="$0 10800" draw:handle-range-x-minimum="0" draw:handle-range-x-maximum="10800"/></draw:enhanced-geometry></draw:custom-shape><draw:custom-shape draw:style-name="gr2" draw:text-style-name="P28" svg:width="2.1cm" svg:height="1.985cm" svg:x="9.204cm" svg:y="6.51cm"><text:p text:style-name="P27"><text:span text:style-name="T4">CADP</text:span></text:p><text:p text:style-name="P27"><text:span text:style-name="T4">TGV</text:span></text:p><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draw:equation draw:name="f0" draw:formula="10800/cos(pi/8)"/><draw:equation draw:name="f1" draw:formula="?f0*sin(pi/8)"/><draw:equation draw:name="f2" draw:formula="left"/><draw:equation draw:name="f3" draw:formula="right"/><draw:equation draw:name="f4" draw:formula="(right-10800)+?f1"/><draw:equation draw:name="f5" draw:formula="(left+10800)-?f1"/><draw:equation draw:name="f6" draw:formula="top"/><draw:equation draw:name="f7" draw:formula="bottom"/><draw:equation draw:name="f8" draw:formula="(bottom-10800)+?f1"/><draw:equation draw:name="f9" draw:formula="(top+10800)-?f1"/><draw:equation draw:name="f10" draw:formula="(10800-$0)/cos(pi/8)"/><draw:equation draw:name="f11" draw:formula="?f10*sin(pi/8)"/><draw:equation draw:name="f12" draw:formula="$0"/><draw:equation draw:name="f13" draw:formula="right-$0"/><draw:equation draw:name="f14" draw:formula="(right-10800)+?f11"/><draw:equation draw:name="f15" draw:formula="(left+10800)-?f11"/><draw:equation draw:name="f16" draw:formula="top+$0"/><draw:equation draw:name="f17" draw:formula="bottom-$0"/><draw:equation draw:name="f18" draw:formula="(bottom-10800)+?f11"/><draw:equation draw:name="f19" draw:formula="(top+10800)-?f11"/><draw:equation draw:name="f20" draw:formula="*sqrt(2)/2"/><draw:equation draw:name="f21" draw:formula="((top-bottom)/2-2*$0)*sqrt(2)/2"/><draw:equation draw:name="f22" draw:formula="?f12+(?f15-?f12)/2"/><draw:equation draw:name="f23" draw:formula="?f16+(?f19-?f16)/2"/><draw:equation draw:name="f24" draw:formula="left+?f22"/><draw:equation draw:name="f25" draw:formula="right-?f22"/><draw:equation draw:name="f26" draw:formula="top+?f23"/><draw:equation draw:name="f27" draw:formula="bottom-?f23"/><draw:handle draw:handle-position="$0 10800" draw:handle-range-x-minimum="0" draw:handle-range-x-maximum="10800"/></draw:enhanced-geometry></draw:custom-shape><draw:custom-shape draw:style-name="gr3" draw:text-style-name="P28" svg:width="2.647cm" svg:height="1.415cm" svg:x="0.97cm" svg:y="3.18cm"><text:p text:style-name="P27"><text:span text:style-name="T4">Needs</text:span></text:p><draw:enhanced-geometry svg:viewBox="0 0 21600 21600" draw:text-areas="3000 3320 17110 17330" draw:type="cloud-callout" draw:modifiers="2734.17721518987 33328.019925280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draw:custom-shape draw:style-name="gr4" draw:text-style-name="P28" svg:width="2.851cm" svg:height="1.962cm" svg:x="4.985cm" svg:y="3.34cm"><text:p text:style-name="P27"><text:span text:style-name="T4">Uml</text:span></text:p><text:p text:style-name="P27"><text:span text:style-name="T4">model</text:span></text:p><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draw:custom-shape><draw:line draw:style-name="gr5" draw:text-style-name="P28" svg:x1="3.616cm" svg:y1="3.887cm" svg:x2="4.916cm" svg:y2="3.887cm"><text:p/></draw:line><draw:custom-shape draw:style-name="gr3" draw:text-style-name="P28" svg:width="2.941cm" svg:height="2.943cm" svg:x="12.854cm" svg:y="1.608cm"><text:p text:style-name="P27"><text:span text:style-name="T4">Implementation</text:span></text:p><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position="$0 10800" draw:handle-range-x-minimum="0" draw:handle-range-x-maximum="10800"/></draw:enhanced-geometry></draw:custom-shape><draw:custom-shape draw:style-name="gr6" draw:text-style-name="P28" svg:width="2.098cm" svg:height="1.985cm" svg:x="7.95cm" svg:y="5.484cm"><text:p text:style-name="P27"><text:span text:style-name="T4">UMLAUT</text:span></text:p><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draw:equation draw:name="f0" draw:formula="10800/cos(pi/8)"/><draw:equation draw:name="f1" draw:formula="?f0*sin(pi/8)"/><draw:equation draw:name="f2" draw:formula="left"/><draw:equation draw:name="f3" draw:formula="right"/><draw:equation draw:name="f4" draw:formula="(right-10800)+?f1"/><draw:equation draw:name="f5" draw:formula="(left+10800)-?f1"/><draw:equation draw:name="f6" draw:formula="top"/><draw:equation draw:name="f7" draw:formula="bottom"/><draw:equation draw:name="f8" draw:formula="(bottom-10800)+?f1"/><draw:equation draw:name="f9" draw:formula="(top+10800)-?f1"/><draw:equation draw:name="f10" draw:formula="(10800-$0)/cos(pi/8)"/><draw:equation draw:name="f11" draw:formula="?f10*sin(pi/8)"/><draw:equation draw:name="f12" draw:formula="$0"/><draw:equation draw:name="f13" draw:formula="right-$0"/><draw:equation draw:name="f14" draw:formula="(right-10800)+?f11"/><draw:equation draw:name="f15" draw:formula="(left+10800)-?f11"/><draw:equation draw:name="f16" draw:formula="top+$0"/><draw:equation draw:name="f17" draw:formula="bottom-$0"/><draw:equation draw:name="f18" draw:formula="(bottom-10800)+?f11"/><draw:equation draw:name="f19" draw:formula="(top+10800)-?f11"/><draw:equation draw:name="f20" draw:formula="*sqrt(2)/2"/><draw:equation draw:name="f21" draw:formula="((top-bottom)/2-2*$0)*sqrt(2)/2"/><draw:equation draw:name="f22" draw:formula="?f12+(?f15-?f12)/2"/><draw:equation draw:name="f23" draw:formula="?f16+(?f19-?f16)/2"/><draw:equation draw:name="f24" draw:formula="left+?f22"/><draw:equation draw:name="f25" draw:formula="right-?f22"/><draw:equation draw:name="f26" draw:formula="top+?f23"/><draw:equation draw:name="f27" draw:formula="bottom-?f23"/><draw:handle draw:handle-position="$0 10800" draw:handle-range-x-minimum="0" draw:handle-range-x-maximum="10800"/></draw:enhanced-geometry></draw:custom-shape><draw:line draw:style-name="gr5" draw:text-style-name="P28" svg:x1="7.128cm" svg:y1="4.753cm" svg:x2="8.2cm" svg:y2="5.871cm"><text:p/></draw:line><draw:custom-shape draw:style-name="gr7" draw:text-style-name="P28" svg:width="2.715cm" svg:height="2.146cm" svg:x="0.992cm" svg:y="7.787cm"><text:p text:style-name="P27"><text:span text:style-name="T4">Model</text:span></text:p><text:p text:style-name="P27"><text:span text:style-name="T4">simulation</text:span></text:p><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draw:custom-shape><draw:line draw:style-name="gr5" draw:text-style-name="P28" svg:x1="6.742cm" svg:y1="7.902cm" svg:x2="3.662cm" svg:y2="8.586cm"><text:p/></draw:line><draw:line draw:style-name="gr8" draw:text-style-name="P28" svg:x1="2.362cm" svg:y1="7.81cm" svg:x2="2.337cm" svg:y2="4.801cm"><text:p/></draw:line><draw:frame draw:style-name="gr9" draw:text-style-name="P30" svg:width="2.054cm" svg:height="0.798cm" svg:x="-0.513cm" svg:y="6.464cm"><draw:text-box><text:p text:style-name="P29"><text:span text:style-name="T5">OK</text:span></text:p></draw:text-box></draw:frame><draw:frame draw:style-name="gr10" draw:text-style-name="P30" svg:width="2.647cm" svg:height="0.844cm" svg:x="2.179cm" svg:y="5.644cm"><draw:text-box><text:p text:style-name="P29"><text:span text:style-name="T5">NAKC</text:span></text:p></draw:text-box></draw:frame><draw:path draw:style-name="gr11" draw:text-style-name="P28" svg:width="12.203cm" svg:height="8.028cm" svg:x="0.468cm" svg:y="0.236cm" svg:viewBox="0 0 12204 8029" svg:d="m1108 8027c-110-331-383-546-554-837-180-306-288-642-397-974-102-319-157-658-157-998 14-299 7-597 0-893 0-317 7-638 79-945 85-373 228-732 290-1110 54-324 254-566 397-836 162-309 352-628 659-811 300-180 614-351 951-459 316-102 642-164 979-164 420 23 845 0 1268 0 334 0 669 0 1002 0 360 11 718 21 1085 55 287 26 568 38 845 109 312 79 626-19 922 108s614 206 900 351c307 155 605 321 898 513 240 157 524 236 792 351 284 122 481 377 793 434l263 53 80 26"><text:p/></draw:path><draw:custom-shape draw:style-name="gr7" draw:text-style-name="P28" svg:width="4.245cm" svg:height="3.329cm" svg:x="12.443cm" svg:y="7.105cm"><text:p text:style-name="P27"><text:span text:style-name="T4">Model</text:span></text:p><text:p text:style-name="P27"><text:span text:style-name="T4">tests suite</text:span></text:p><text:p text:style-name="P27"><text:span text:style-name="T4">(bi-simulation)</text:span></text:p><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draw:custom-shape><draw:line draw:style-name="gr5" draw:text-style-name="P28" svg:x1="11.349cm" svg:y1="7.697cm" svg:x2="13.175cm" svg:y2="8.152cm"><text:p/></draw:line><draw:line draw:style-name="gr5" draw:text-style-name="P28" svg:x1="14.452cm" svg:y1="4.388cm" svg:x2="14.452cm" svg:y2="7.353cm"><text:p/></draw:line><draw:line draw:style-name="gr8" draw:text-style-name="P28" svg:x1="14.542cm" svg:y1="10.183cm" svg:x2="14.542cm" svg:y2="11.711cm"><text:p/></draw:line><draw:custom-shape draw:style-name="gr12" draw:text-style-name="P28" svg:width="1.645cm" svg:height="1.461cm" svg:x="13.72cm" svg:y="11.733cm"><text:p/><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frame draw:style-name="gr13" draw:text-style-name="P30" svg:width="2.805cm" svg:height="0.89cm" svg:x="13.221cm" svg:y="10.479cm"><draw:text-box><text:p text:style-name="P27"><text:span text:style-name="T5">CONFORM</text:span></text:p></draw:text-box></draw:frame><draw:path draw:style-name="gr11" draw:text-style-name="P28" svg:width="0.985cm" svg:height="3.855cm" svg:x="15.455cm" svg:y="3.956cm" svg:viewBox="0 0 986 3856" svg:d="m342 3854c284-88 395-399 478-661 95-298 184-602 161-912-23-275 53-563-92-820-162-290-270-609-480-868l-227-320-182-273v0"><text:p/></draw:path><draw:frame draw:style-name="gr13" draw:text-style-name="P30" svg:width="2.805cm" svg:height="1.244cm" svg:x="15cm" svg:y="5.529cm"><draw:text-box><text:p text:style-name="P27"><text:span text:style-name="T5">NOT</text:span></text:p><text:p text:style-name="P29"><text:span text:style-name="T5">CONFORM</text:span></text:p></draw:text-box></draw:frame></draw:g>The simulator give the user an executable clone of his model, so he can run the model and see if it conforms to the needs. If not, he could correct either the model or tune the needs in order to get a conform model.</text:p>
      <text:p text:style-name="Text_20_body">Some simulations can be save into scenarios, which give the TGV tool a capability of tests suite generation. An implementation could be tested using those tests, giving results of conformance to the model (pass, fail, indeterminate).</text:p>
      <text:p text:style-name="Text_20_body"/>
      <text:p text:style-name="P31">TODO : more presentation.....</text:p>
      <text:h text:style-name="Heading_20_2" text:outline-level="2">First sample</text:h>
      <text:p text:style-name="P31">TODO : see Umlaut-Demo for “3-Way Switch” example .......</text:p>
      <text:h text:style-name="Heading_20_2" text:outline-level="2">Global view</text:h>
      <text:p text:style-name="P31">TODO .....</text:p>
      <text:h text:style-name="Heading_20_3" text:outline-level="3">Architecture</text:h>
      <text:p text:style-name="Text_20_body">Umlaut is designed in a cascading tools suite, operating successive treatments on the initial model, to obtain some useful results :</text:p>
      <text:list text:style-name="L2">
        <text:list-item>
          <text:p text:style-name="P32">a simulation of the model, which could be hold by the modeler to test his specification, in the Kermeta environment.</text:p>
        </text:list-item>
        <text:list-item>
          <text:p text:style-name="P32">A set of Eiffel classes, as an input for the CADP tools suite.</text:p>
        </text:list-item>
      </text:list>
      <text:p text:style-name="Text_20_body"><draw:frame draw:style-name="fr1" draw:name="Cadre2" text:anchor-type="paragraph" svg:y="1.774cm" svg:width="16.203cm" draw:z-index="2"><draw:text-box fo:min-height="11.744cm"><text:p text:style-name="P33"><draw:g text:anchor-type="paragraph" draw:z-index="3" draw:style-name="gr14"><draw:polygon draw:style-name="gr15" draw:text-style-name="P28" svg:width="0.385cm" svg:height="0.705cm" svg:x="3.115cm" svg:y="10.931cm" svg:viewBox="0 0 386 706" draw:points="0,669 0,0 385,351 0,704 0,688"><text:p/></draw:polygon><draw:g draw:style-name="gr16" draw:id="id13"><draw:custom-shape draw:style-name="gr17" draw:text-style-name="P28" svg:width="2.659cm" svg:height="2.89cm" svg:x="0.002cm" svg:y="0.566cm"><text:p/><draw:enhanced-geometry svg:viewBox="0 0 21600 21600" draw:type="rectangle" draw:enhanced-path="M 0 0 L 21600 0 21600 21600 0 21600 0 0 Z N"/></draw:custom-shape><draw:custom-shape draw:style-name="gr18" draw:text-style-name="P28" svg:width="1.751cm" svg:height="0.567cm" svg:x="0.004cm" svg:y="0cm"><text:p text:style-name="P27"><text:span text:style-name="T4">Input model</text:span></text:p><draw:enhanced-geometry svg:viewBox="0 0 21600 21600" draw:type="rectangle" draw:enhanced-path="M 0 0 L 21600 0 21600 21600 0 21600 0 0 Z N"/></draw:custom-shape><draw:custom-shape draw:style-name="gr19" draw:text-style-name="P28" draw:id="id1" svg:width="0.699cm" svg:height="0.742cm" svg:x="0.178cm" svg:y="1.764cm"><text:p/><draw:enhanced-geometry svg:viewBox="0 0 21600 21600" draw:glue-points="10800 0 0 10800 10800 21600 21600 10800" draw:text-areas="5400 5400 16200 16200" draw:type="diamond" draw:enhanced-path="M 10800 0 L 21600 10800 10800 21600 0 10800 10800 0 Z N"/></draw:custom-shape><draw:custom-shape draw:style-name="gr20" draw:text-style-name="P28" draw:id="id2" svg:width="0.839cm" svg:height="0.528cm" svg:x="1.683cm" svg:y="2.185cm"><text:p/><draw:enhanced-geometry svg:viewBox="0 0 21600 21600" draw:glue-points="10800 0 3160 3160 0 10800 3160 18440 10800 21600 18440 18440 21600 10800 18440 3160" draw:text-areas="3200 3200 18400 18400" draw:type="ellipse"/></draw:custom-shape><draw:custom-shape draw:style-name="gr21" draw:text-style-name="P28" draw:id="id3" svg:width="0.913cm" svg:height="0.421cm" svg:x="0.843cm" svg:y="2.752cm"><text:p/><draw:enhanced-geometry svg:viewBox="0 0 21600 21600" draw:type="rectangle" draw:enhanced-path="M 0 0 L 21600 0 21600 21600 0 21600 0 0 Z N"/></draw:custom-shape><draw:connector draw:style-name="gr22" draw:text-style-name="P28" svg:x1="0.877cm" svg:y1="2.133cm" svg:x2="2.101cm" svg:y2="2.188cm" draw:start-shape="id1" draw:start-glue-point="7" draw:end-shape="id2" draw:end-glue-point="4"><text:p/></draw:connector><draw:connector draw:style-name="gr22" draw:text-style-name="P28" svg:x1="0.526cm" svg:y1="2.501cm" svg:x2="0.845cm" svg:y2="2.963cm" draw:start-shape="id1" draw:start-glue-point="6" draw:end-shape="id3" draw:end-glue-point="3"><text:p/></draw:connector><draw:connector draw:style-name="gr22" draw:text-style-name="P28" svg:x1="2.101cm" svg:y1="2.713cm" svg:x2="1.755cm" svg:y2="2.963cm" draw:start-shape="id2" draw:start-glue-point="8" draw:end-shape="id3" draw:end-glue-point="1"><text:p/></draw:connector></draw:g><draw:g draw:style-name="gr16" draw:id="id14"><draw:custom-shape draw:style-name="gr17" draw:text-style-name="P28" svg:width="2.662cm" svg:height="2.894cm" svg:x="3.357cm" svg:y="3.138cm"><text:p/><draw:enhanced-geometry svg:viewBox="0 0 21600 21600" draw:type="rectangle" draw:enhanced-path="M 0 0 L 21600 0 21600 21600 0 21600 0 0 Z N"/></draw:custom-shape><draw:custom-shape draw:style-name="gr18" draw:text-style-name="P28" svg:width="2.103cm" svg:height="0.567cm" svg:x="3.357cm" svg:y="2.574cm"><text:p text:style-name="P27"><text:span text:style-name="T4">reified model</text:span></text:p><draw:enhanced-geometry svg:viewBox="0 0 21600 21600" draw:type="rectangle" draw:enhanced-path="M 0 0 L 21600 0 21600 21600 0 21600 0 0 Z N"/></draw:custom-shape><draw:custom-shape draw:style-name="gr19" draw:text-style-name="P28" draw:id="id4" svg:width="0.703cm" svg:height="0.74cm" svg:x="3.533cm" svg:y="4.337cm"><text:p/><draw:enhanced-geometry svg:viewBox="0 0 21600 21600" draw:glue-points="10800 0 0 10800 10800 21600 21600 10800" draw:text-areas="5400 5400 16200 16200" draw:type="diamond" draw:enhanced-path="M 10800 0 L 21600 10800 10800 21600 0 10800 10800 0 Z N"/></draw:custom-shape><draw:custom-shape draw:style-name="gr20" draw:text-style-name="P28" draw:id="id5" svg:width="0.84cm" svg:height="0.528cm" svg:x="5.036cm" svg:y="4.759cm"><text:p/><draw:enhanced-geometry svg:viewBox="0 0 21600 21600" draw:glue-points="10800 0 3160 3160 0 10800 3160 18440 10800 21600 18440 18440 21600 10800 18440 3160" draw:text-areas="3200 3200 18400 18400" draw:type="ellipse"/></draw:custom-shape><draw:custom-shape draw:style-name="gr21" draw:text-style-name="P28" draw:id="id6" svg:width="0.913cm" svg:height="0.424cm" svg:x="4.198cm" svg:y="5.323cm"><text:p/><draw:enhanced-geometry svg:viewBox="0 0 21600 21600" draw:type="rectangle" draw:enhanced-path="M 0 0 L 21600 0 21600 21600 0 21600 0 0 Z N"/></draw:custom-shape><draw:connector draw:style-name="gr22" draw:text-style-name="P28" svg:x1="4.235cm" svg:y1="4.706cm" svg:x2="5.456cm" svg:y2="4.761cm" draw:start-shape="id4" draw:start-glue-point="7" draw:end-shape="id5" draw:end-glue-point="4"><text:p/></draw:connector><draw:connector draw:style-name="gr22" draw:text-style-name="P28" svg:x1="3.883cm" svg:y1="5.076cm" svg:x2="4.201cm" svg:y2="5.536cm" draw:start-shape="id4" draw:start-glue-point="6" draw:end-shape="id6" draw:end-glue-point="3"><text:p/></draw:connector><draw:connector draw:style-name="gr22" draw:text-style-name="P28" svg:x1="5.456cm" svg:y1="5.286cm" svg:x2="5.11cm" svg:y2="5.536cm" draw:start-shape="id5" draw:start-glue-point="8" draw:end-shape="id6" draw:end-glue-point="1"><text:p/></draw:connector></draw:g><draw:g draw:style-name="gr16" draw:id="id15"><draw:custom-shape draw:style-name="gr17" draw:text-style-name="P28" svg:width="2.661cm" svg:height="2.892cm" svg:x="6.645cm" svg:y="5.396cm"><text:p/><draw:enhanced-geometry svg:viewBox="0 0 21600 21600" draw:type="rectangle" draw:enhanced-path="M 0 0 L 21600 0 21600 21600 0 21600 0 0 Z N"/></draw:custom-shape><draw:custom-shape draw:style-name="gr18" draw:text-style-name="P28" svg:width="2.133cm" svg:height="0.565cm" svg:x="6.647cm" svg:y="4.831cm"><text:p text:style-name="P27"><text:span text:style-name="T4">executable model</text:span></text:p><draw:enhanced-geometry svg:viewBox="0 0 21600 21600" draw:type="rectangle" draw:enhanced-path="M 0 0 L 21600 0 21600 21600 0 21600 0 0 Z N"/></draw:custom-shape><draw:custom-shape draw:style-name="gr19" draw:text-style-name="P28" draw:id="id7" svg:width="0.701cm" svg:height="0.74cm" svg:x="6.821cm" svg:y="6.595cm"><text:p/><draw:enhanced-geometry svg:viewBox="0 0 21600 21600" draw:glue-points="10800 0 0 10800 10800 21600 21600 10800" draw:text-areas="5400 5400 16200 16200" draw:type="diamond" draw:enhanced-path="M 10800 0 L 21600 10800 10800 21600 0 10800 10800 0 Z N"/></draw:custom-shape><draw:custom-shape draw:style-name="gr20" draw:text-style-name="P28" draw:id="id8" svg:width="0.84cm" svg:height="0.53cm" svg:x="8.324cm" svg:y="7.015cm"><text:p/><draw:enhanced-geometry svg:viewBox="0 0 21600 21600" draw:glue-points="10800 0 3160 3160 0 10800 3160 18440 10800 21600 18440 18440 21600 10800 18440 3160" draw:text-areas="3200 3200 18400 18400" draw:type="ellipse"/></draw:custom-shape><draw:custom-shape draw:style-name="gr21" draw:text-style-name="P28" draw:id="id9" svg:width="0.911cm" svg:height="0.422cm" svg:x="7.488cm" svg:y="7.581cm"><text:p/><draw:enhanced-geometry svg:viewBox="0 0 21600 21600" draw:type="rectangle" draw:enhanced-path="M 0 0 L 21600 0 21600 21600 0 21600 0 0 Z N"/></draw:custom-shape><draw:connector draw:style-name="gr22" draw:text-style-name="P28" svg:x1="7.521cm" svg:y1="6.964cm" svg:x2="8.743cm" svg:y2="7.017cm" draw:start-shape="id7" draw:start-glue-point="7" draw:end-shape="id8" draw:end-glue-point="4"><text:p/></draw:connector><draw:connector draw:style-name="gr22" draw:text-style-name="P28" svg:x1="7.17cm" svg:y1="7.334cm" svg:x2="7.489cm" svg:y2="7.793cm" draw:start-shape="id7" draw:start-glue-point="6" draw:end-shape="id9" draw:end-glue-point="3"><text:p/></draw:connector><draw:connector draw:style-name="gr22" draw:text-style-name="P28" svg:x1="8.744cm" svg:y1="7.544cm" svg:x2="8.398cm" svg:y2="7.793cm" draw:start-shape="id8" draw:start-glue-point="8" draw:end-shape="id9" draw:end-glue-point="1"><text:p/></draw:connector></draw:g><draw:g draw:style-name="gr16" draw:id="id16"><draw:custom-shape draw:style-name="gr17" draw:text-style-name="P28" svg:width="2.661cm" svg:height="2.89cm" svg:x="10.107cm" svg:y="7.724cm"><text:p/><draw:enhanced-geometry svg:viewBox="0 0 21600 21600" draw:type="rectangle" draw:enhanced-path="M 0 0 L 21600 0 21600 21600 0 21600 0 0 Z N"/></draw:custom-shape><draw:custom-shape draw:style-name="gr18" draw:text-style-name="P28" svg:width="2.133cm" svg:height="0.567cm" svg:x="10.107cm" svg:y="7.158cm"><text:p text:style-name="P27"><text:span text:style-name="T4">Eiffel code</text:span></text:p><draw:enhanced-geometry svg:viewBox="0 0 21600 21600" draw:type="rectangle" draw:enhanced-path="M 0 0 L 21600 0 21600 21600 0 21600 0 0 Z N"/></draw:custom-shape><draw:custom-shape draw:style-name="gr19" draw:text-style-name="P28" draw:id="id10" svg:width="0.699cm" svg:height="0.74cm" svg:x="10.282cm" svg:y="8.92cm"><text:p/><draw:enhanced-geometry svg:viewBox="0 0 21600 21600" draw:glue-points="10800 0 0 10800 10800 21600 21600 10800" draw:text-areas="5400 5400 16200 16200" draw:type="diamond" draw:enhanced-path="M 10800 0 L 21600 10800 10800 21600 0 10800 10800 0 Z N"/></draw:custom-shape><draw:custom-shape draw:style-name="gr20" draw:text-style-name="P28" draw:id="id11" svg:width="0.84cm" svg:height="0.532cm" svg:x="11.787cm" svg:y="9.343cm"><text:p/><draw:enhanced-geometry svg:viewBox="0 0 21600 21600" draw:glue-points="10800 0 3160 3160 0 10800 3160 18440 10800 21600 18440 18440 21600 10800 18440 3160" draw:text-areas="3200 3200 18400 18400" draw:type="ellipse"/></draw:custom-shape><draw:custom-shape draw:style-name="gr21" draw:text-style-name="P28" draw:id="id12" svg:width="0.911cm" svg:height="0.424cm" svg:x="10.949cm" svg:y="9.908cm"><text:p/><draw:enhanced-geometry svg:viewBox="0 0 21600 21600" draw:type="rectangle" draw:enhanced-path="M 0 0 L 21600 0 21600 21600 0 21600 0 0 Z N"/></draw:custom-shape><draw:connector draw:style-name="gr22" draw:text-style-name="P28" svg:x1="10.98cm" svg:y1="9.289cm" svg:x2="12.206cm" svg:y2="9.345cm" draw:start-shape="id10" draw:start-glue-point="7" draw:end-shape="id11" draw:end-glue-point="4"><text:p/></draw:connector><draw:connector draw:style-name="gr22" draw:text-style-name="P28" svg:x1="10.629cm" svg:y1="9.659cm" svg:x2="10.95cm" svg:y2="10.121cm" draw:start-shape="id10" draw:start-glue-point="6" draw:end-shape="id12" draw:end-glue-point="3"><text:p/></draw:connector><draw:connector draw:style-name="gr22" draw:text-style-name="P28" svg:x1="12.206cm" svg:y1="9.874cm" svg:x2="11.859cm" svg:y2="10.121cm" draw:start-shape="id11" draw:start-glue-point="8" draw:end-shape="id12" draw:end-glue-point="1"><text:p/></draw:connector></draw:g><draw:connector draw:style-name="gr23" draw:text-style-name="P28" svg:x1="2.66cm" svg:y1="1.727cm" svg:x2="4.688cm" svg:y2="2.575cm" draw:start-shape="id13" draw:start-glue-point="1" draw:end-shape="id14" draw:end-glue-point="0"><text:p/></draw:connector><draw:custom-shape draw:style-name="gr18" draw:text-style-name="P28" svg:width="1.611cm" svg:height="0.777cm" svg:x="3.009cm" svg:y="1.339cm"><text:p text:style-name="P27"><text:span text:style-name="T4">Valooder</text:spa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onnector draw:style-name="gr23" draw:text-style-name="P28" svg:x1="6.019cm" svg:y1="4.302cm" svg:x2="7.977cm" svg:y2="4.833cm" draw:start-shape="id14" draw:end-shape="id15" draw:end-glue-point="0"><text:p/></draw:connector><draw:custom-shape draw:style-name="gr18" draw:text-style-name="P28" svg:width="1.608cm" svg:height="0.777cm" svg:x="6.193cm" svg:y="3.912cm"><text:p text:style-name="P27"><text:span text:style-name="T4">uml2km</text:spa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onnector draw:style-name="gr23" draw:text-style-name="P28" svg:x1="9.305cm" svg:y1="6.558cm" svg:x2="11.439cm" svg:y2="7.159cm" draw:start-shape="id15" draw:end-shape="id16" draw:end-glue-point="0"><text:p/></draw:connector><draw:custom-shape draw:style-name="gr18" draw:text-style-name="P28" svg:width="1.611cm" svg:height="0.773cm" svg:x="9.548cm" svg:y="6.172cm"><text:p text:style-name="P27"><text:span text:style-name="T4">km2eiffel</text:spa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8" draw:text-style-name="P28" draw:id="id17" svg:width="2.456cm" svg:height="2.715cm" svg:x="13.744cm" svg:y="7.511cm"><text:p text:style-name="P27"><text:span text:style-name="T4">CADP</text:span></text:p><text:p text:style-name="P27"><text:span text:style-name="T4">toolbox</text:span></text:p><draw:enhanced-geometry svg:viewBox="0 0 21600 21600" draw:text-areas="?f0 ?f0 ?f4 ?f4" draw:type="quad-arrow-callout" draw:modifiers="3883.33772045275 6412.6878130217 2700 9400" draw:enhanced-path="M ?f0 ?f0 L ?f3 ?f0 ?f3 ?f2 ?f1 ?f2 10800 0 ?f5 ?f2 ?f7 ?f2 ?f7 ?f0 ?f4 ?f0 ?f4 ?f3 ?f6 ?f3 ?f6 ?f1 21600 10800 ?f6 ?f5 ?f6 ?f7 ?f4 ?f7 ?f4 ?f4 ?f7 ?f4 ?f7 ?f6 ?f5 ?f6 10800 21600 ?f1 ?f6 ?f3 ?f6 ?f3 ?f4 ?f0 ?f4 ?f0 ?f7 ?f2 ?f7 ?f2 ?f5 0 10800 ?f2 ?f1 ?f2 ?f3 ?f0 ?f3 Z N"><draw:equation draw:name="f0" draw:formula="$0 "/><draw:equation draw:name="f1" draw:formula="$1 "/><draw:equation draw:name="f2" draw:formula="$2 "/><draw:equation draw:name="f3" draw:formula="$3 "/><draw:equation draw:name="f4" draw:formula="21600-?f0 "/><draw:equation draw:name="f5" draw:formula="21600-?f1 "/><draw:equation draw:name="f6" draw:formula="21600-?f2 "/><draw:equation draw:name="f7" draw:formula="21600-?f3 "/><draw:handle draw:handle-position="left $0" draw:handle-range-y-minimum="$2" draw:handle-range-y-maximum="$1"/><draw:handle draw:handle-position="$1 top" draw:handle-range-x-minimum="$0" draw:handle-range-x-maximum="10800"/><draw:handle draw:handle-position="$3 $2" draw:handle-range-x-minimum="$1" draw:handle-range-x-maximum="10800" draw:handle-range-y-minimum="0" draw:handle-range-y-maximum="$0"/></draw:enhanced-geometry></draw:custom-shape><draw:connector draw:style-name="gr23" draw:text-style-name="P28" svg:x1="12.767cm" svg:y1="8.886cm" svg:x2="13.746cm" svg:y2="8.867cm" draw:start-shape="id16" draw:start-glue-point="1" draw:end-shape="id17" draw:end-glue-point="3"><text:p/></draw:connector><draw:rect draw:style-name="gr24" draw:text-style-name="P28" draw:id="id18" svg:width="2.274cm" svg:height="0.81cm" svg:x="13.82cm" svg:y="10.931cm"><text:p text:style-name="P27"><text:span text:style-name="T4">Simulator</text:span></text:p></draw:rect><draw:connector draw:style-name="gr25" draw:text-style-name="P28" draw:type="line" svg:x1="14.956cm" svg:y1="10.932cm" svg:x2="14.974cm" svg:y2="10.225cm" draw:start-shape="id18" draw:start-glue-point="0" draw:end-shape="id17" draw:end-glue-point="2"><text:p/></draw:connector><draw:rect draw:style-name="gr24" draw:text-style-name="P28" draw:id="id19" svg:width="2.274cm" svg:height="0.814cm" svg:x="6.828cm" svg:y="10.825cm"><text:p text:style-name="P27"><text:span text:style-name="T4">Simulator</text:span></text:p></draw:rect><draw:connector draw:style-name="gr25" draw:text-style-name="P28" draw:type="line" svg:x1="7.964cm" svg:y1="10.827cm" svg:x2="7.976cm" svg:y2="8.287cm" draw:start-shape="id19" draw:start-glue-point="0" draw:end-shape="id15" draw:end-glue-point="2"><text:p/></draw:connector><draw:connector draw:style-name="gr25" draw:text-style-name="P28" draw:type="line" svg:x1="4.678cm" svg:y1="10.827cm" svg:x2="4.689cm" svg:y2="6.031cm" draw:start-shape="id20" draw:start-glue-point="0" draw:end-shape="id14" draw:end-glue-point="2"><text:p/></draw:connector><draw:rect draw:style-name="gr24" draw:text-style-name="P28" draw:id="id21" svg:width="2.274cm" svg:height="0.81cm" svg:x="0.184cm" svg:y="10.79cm"><text:p text:style-name="P27"><text:span text:style-name="T4">Simulator</text:span></text:p></draw:rect><draw:connector draw:style-name="gr25" draw:text-style-name="P28" draw:type="line" svg:x1="1.32cm" svg:y1="10.791cm" svg:x2="1.332cm" svg:y2="3.455cm" draw:start-shape="id21" draw:start-glue-point="0" draw:end-shape="id13" draw:end-glue-point="2"><text:p/></draw:connector><draw:line draw:style-name="gr22" draw:text-style-name="P28" svg:x1="2.38cm" svg:y1="11.248cm" svg:x2="3.079cm" svg:y2="11.248cm"><text:p/></draw:line><draw:connector draw:style-name="gr26" draw:text-style-name="P28" draw:type="line" svg:x1="5.814cm" svg:y1="11.229cm" svg:x2="6.83cm" svg:y2="11.233cm" draw:start-shape="id20" draw:start-glue-point="1" draw:end-shape="id19" draw:end-glue-point="3"><text:p/></draw:connector><draw:rect draw:style-name="gr24" draw:text-style-name="P28" draw:id="id20" svg:width="2.273cm" svg:height="0.81cm" svg:x="3.542cm" svg:y="10.825cm"><text:p text:style-name="P27"><text:span text:style-name="T4">Simulator</text:span></text:p></draw:rect></draw:g>Illustration <text:sequence text:ref-name="refIllustration0" text:name="Illustration" text:formula="ooow:Illustration+1" style:num-format="1">1</text:sequence>: Umlaut general structure</text:p></draw:text-box></draw:frame>These steps can be drawn as the illustration <text:sequence-ref text:reference-format="page" text:ref-name="refIllustration0">10</text:sequence-ref>.</text:p>
      <text:p text:style-name="Text_20_body"/>
      <text:p text:style-name="Text_20_body">Note that the simulator could be realized in most of the stages. For the beginning of the work on Umlaut in Kermeta, we did choice the executable model to be the most easy to execute, as its structure will be all Kermeta code. A simulator on reified could reuse the structure of the Kermeta simulator code as they manipulate “state” and “event” classes, but with rewriting. A simulator for the initial could incorporate the reified model simulator but would need a huge amount of coding in order to be able to manipulate state charts and instances diagrams together with actors and static classes.</text:p>
      <text:p text:style-name="Text_20_body"/>
      <text:h text:style-name="Heading_20_3" text:outline-level="3">State Machines – Minimum demands</text:h>
      <text:p text:style-name="Text_20_body">In relation with TGV needs, the model diagrams need completion of information requirements, in order to permit the generation of a complete and valid TGV input.</text:p>
      <text:p text:style-name="Text_20_body">Requirements :</text:p>
      <text:list text:style-name="L3">
        <text:list-item>
          <text:p text:style-name="P34">Class diagram :</text:p>
          <text:list>
            <text:list-item>
              <text:p text:style-name="P34"/>
            </text:list-item>
          </text:list>
        </text:list-item>
        <text:list-item>
          <text:p text:style-name="P34">State chart :</text:p>
          <text:list>
            <text:list-item>
              <text:p text:style-name="P34"/>
            </text:list-item>
          </text:list>
        </text:list-item>
        <text:list-item>
          <text:p text:style-name="P34">Instance diagrams :</text:p>
          <text:list>
            <text:list-item>
              <text:p text:style-name="P34"/>
            </text:list-item>
          </text:list>
        </text:list-item>
        <text:list-item>
          <text:p text:style-name="P34">Use cases :</text:p>
          <text:list>
            <text:list-item>
              <text:p text:style-name="P34"/>
            </text:list-item>
          </text:list>
        </text:list-item>
      </text:list>
      <text:p text:style-name="Text_20_body"/>
      <text:h text:style-name="Heading_20_3" text:outline-level="3">Simulation</text:h>
      <text:p text:style-name="Text_20_body">The Umlaut Simulator is design to execute the state machine and provide the user, for each turn of simulation, the global state of the system and a way to choose the next transition. It needs to make executable the diagrams given as a model of the system and to transform the diagram of instances in a initial global state of the system, before the user get hold on it (<text:sequence-ref text:reference-format="page" text:ref-name="refIllustration1">11</text:sequence-ref>).</text:p>
      <text:p text:style-name="Text_20_body"><draw:frame draw:style-name="fr2" draw:name="Cadre1" text:anchor-type="paragraph" svg:x="5.154cm" svg:y="0cm" svg:width="7.311cm" draw:z-index="0"><draw:text-box fo:min-height="10.253cm"><text:p text:style-name="P33"><draw:g text:anchor-type="paragraph" draw:z-index="1" draw:style-name="gr14"><draw:custom-shape draw:style-name="gr18" draw:text-style-name="P35" svg:width="1.572cm" svg:height="1.756cm" svg:x="2.843cm" svg:y="0.025cm"><text:p text:style-name="P27"><text:span text:style-name="T6">static</text:span></text:p><text:p text:style-name="P27"><text:span text:style-name="T6">diagram</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18" draw:text-style-name="P35" svg:width="1.572cm" svg:height="1.756cm" svg:x="5.149cm" svg:y="0cm"><text:p text:style-name="P27"><text:span text:style-name="T6">state</text:span></text:p><text:p text:style-name="P27"><text:span text:style-name="T6">chart</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18" draw:text-style-name="P35" svg:width="1.572cm" svg:height="1.756cm" svg:x="0.589cm" svg:y="3.903cm"><text:p text:style-name="P27"><text:span text:style-name="T6">objec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27" draw:text-style-name="P35" svg:width="3.902cm" svg:height="1.391cm" svg:x="2.713cm" svg:y="2.094cm"><text:p text:style-name="P27"><text:span text:style-name="T6"/></text:p><text:p text:style-name="P27"><text:span text:style-name="T6">reification in</text:span></text:p><text:p text:style-name="P27"><text:span text:style-name="T6">Kermeta</text:span></text:p><draw:enhanced-geometry svg:viewBox="0 0 21600 21600" draw:text-areas="?f0 0 ?f2 ?f5" draw:type="down-arrow" draw:modifiers="7754.24460431655 2323.77049180328"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8" draw:text-style-name="P35" svg:width="2.83cm" svg:height="1.572cm" svg:x="3.261cm" svg:y="3.614cm"><text:p text:style-name="P27"><text:span text:style-name="T6">executable</text:span></text:p><text:p text:style-name="P27"><text:span text:style-name="T6">model (</text:span><text:span text:style-name="T7">.km</text:span><text:span text:style-name="T6">)</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7" draw:text-style-name="P35" svg:width="5.292cm" svg:height="1.049cm" svg:x="0.615cm" svg:y="5.814cm"><text:p text:style-name="P27"><text:span text:style-name="T6">execution in</text:span></text:p><text:p text:style-name="P27"><text:span text:style-name="T6">Umlaut</text:span></text:p><draw:enhanced-geometry svg:viewBox="0 0 21600 21600" draw:glue-points="10800 0 2160 10800 10800 21600 19440 10800" draw:text-areas="4350 0 17250 21600" draw:type="flowchart-manual-operation" draw:enhanced-path="M 0 0 L 21600 0 17250 21600 4350 21600 0 0 Z N"/></draw:custom-shape><draw:custom-shape draw:style-name="gr29" draw:text-style-name="P36" svg:width="3.929cm" svg:height="2.045cm" svg:x="1.088cm" svg:y="7.385cm"><text:p text:style-name="P27"><text:span text:style-name="T8">behavior of the</text:span></text:p><text:p text:style-name="P27"><text:span text:style-name="T8">model on screen</text:span></text:p><draw:enhanced-geometry svg:viewBox="0 0 21600 21600" draw:glue-points="10800 0 0 10800 10800 21600 21600 10800" draw:text-areas="3600 0 17800 21600" draw:type="flowchart-display" draw:enhanced-path="M 3600 0 L 17800 0 X 21600 10800 17800 21600 L 3600 21600 0 10800 Z N"/></draw:custom-shape></draw:g>Illustration <text:sequence text:ref-name="refIllustration1" text:name="Illustration" text:formula="ooow:Illustration+1" style:num-format="1">2</text:sequence>: Simulator internals</text:p></draw:text-box></draw:frame></text:p>
      <text:h text:style-name="Heading_20_3" text:outline-level="3">Variation points</text:h>
      <text:p text:style-name="Text_20_body">Some cases in the treatment of the model are ambiguous and need a choice from the Umlaut user. Those choices can be predetermined by the user for the all treatment as the points which need such choices can be detect on-the-fly by Umlaut.</text:p>
      <text:p text:style-name="Text_20_body">Variation point types :</text:p>
      <text:list text:style-name="L4">
        <text:list-item>
          <text:p text:style-name="P37">Xxxx ... =&gt; choices :</text:p>
          <text:list>
            <text:list-item>
              <text:p text:style-name="P37">choice A : xxxx</text:p>
            </text:list-item>
            <text:list-item>
              <text:p text:style-name="P37">choice B : xxxx</text:p>
            </text:list-item>
          </text:list>
        </text:list-item>
        <text:list-item>
          <text:p text:style-name="P37">Zzzz <text:s/>... <text:s/>=&gt; choices :</text:p>
          <text:list>
            <text:list-item>
              <text:p text:style-name="P37"/>
            </text:list-item>
          </text:list>
        </text:list-item>
        <text:list-item>
          <text:p text:style-name="P37"/>
        </text:list-item>
      </text:list>
      <text:p text:style-name="Text_20_body"/>
      <text:h text:style-name="Heading_20_3" text:outline-level="3">Code generation for CADP tools Suite</text:h>
      <text:p text:style-name="P38">TODO : present the tools suite.....</text:p>
      <text:h text:style-name="Heading_20_4" text:outline-level="4">TGV needs</text:h>
      <text:p text:style-name="Text_20_body">The TGV tool has been design to run in batch context so it can passes problematic points without being stopped. The needs are sufficiently low and can be satisfied by any choice about variation points as presented in previous section.</text:p>
      <text:h text:style-name="Heading_20_2" text:outline-level="2">Definitions</text:h>
      <text:p text:style-name="Text_20_body">IUT : Implementation Under Test</text:p>
      <text:p text:style-name="Text_20_body"/>
      <text:h text:style-name="Heading_20_1" text:outline-level="1">UML2 tools suite</text:h>
      <text:p text:style-name="Text_20_body">On the top of the UML2 suite for Kermeta stands a set of generic tools. Those tools would be used by more specific ones (dedicated to a deeper domain inside UML world, like the state charts simulation).</text:p>
      <text:h text:style-name="Heading_20_2" text:outline-level="2">Uml2 suite architecture</text:h>
      <text:p text:style-name="Text_20_body">The Kermeta suite dedicated to UML2 has been structured like a tree whose roots are generic and concern all the UML2 package, branches group the tools covering one UML2 sub-domain, and twigs represent a very specific model.</text:p>
      <text:p text:style-name="Text_20_body">The Uml2 project tree :</text:p>
      <text:p text:style-name="P39"><text:tab/><text:span text:style-name="T9">uml2</text:span></text:p>
      <text:p text:style-name="P39"><text:tab/><text:tab/>uml2kmt</text:p>
      <text:p text:style-name="P39"><text:tab/><text:tab/>uml2km</text:p>
      <text:p text:style-name="P39"><text:tab/><text:tab/><text:span text:style-name="T9">+ statecharts</text:span></text:p>
      <text:p text:style-name="P40"><text:tab/><text:tab/><text:tab/>sc2iolts<text:span text:style-name="T10"> : reify state charts into class diagrams, using the IO/LTS scheme.</text:span></text:p>
      <text:p text:style-name="P39"><text:tab/><text:tab/><text:tab/><text:span text:style-name="T9">+ simulator</text:span></text:p>
      <text:p text:style-name="P40"><text:tab/><text:tab/><text:tab/><text:tab/>simulator<text:span text:style-name="T10"> : permit interactive execution of a reified state machine.</text:span></text:p>
      <text:p text:style-name="P40"><text:tab/><text:tab/><text:tab/><text:span text:style-name="T9">+ CADP</text:span></text:p>
      <text:p text:style-name="P40"><text:tab/><text:tab/><text:tab/><text:tab/>km2eiffel<text:span text:style-name="T10"> : translate in Eiffel the IO/LTS result, for use in CADP.</text:span></text:p>
      <text:p text:style-name="P41"/>
      <text:h text:style-name="Heading_20_2" text:outline-level="2">UML versatility</text:h>
      <text:p text:style-name="Text_20_body">The Umlaut aim is to give modelers a set of tools for manipulating UML models inside Kermeta suite.</text:p>
      <text:p text:style-name="Text_20_body">As the “uml2km” tool requires Visitor and Builder patterns, it is quiet easy to design a general application which could be extended by new visitors to produce km2uml translation (or uml2ecore transform).</text:p>
      <text:p text:style-name="Text_20_body">Our goal, for the first release, is the UML2 to Kermeta translation, for use in the state charts simulator (the main functionality of the 1<text:span text:style-name="T11">st</text:span> generation Umlaut tool).</text:p>
      <text:h text:style-name="Heading_20_2" text:outline-level="2">Xxxx</text:h>
      <text:h text:style-name="Heading_20_1" text:outline-level="1">The uml2km tool</text:h>
      <text:p text:style-name="Text_20_body">The Kermeta code generator takes Umlaut UML2 static models and transforms then in the equivalent Kermeta code files.</text:p>
      <text:h text:style-name="Heading_20_2" text:outline-level="2"><text:span text:style-name="T12">uml2km</text:span> tool analysis</text:h>
      <text:p text:style-name="Text_20_body">The uml2km tool realize the translation of an UML2 conform model (<text:span text:style-name="T13">.uml2</text:span>) into the equivalent Kermeta model (<text:span text:style-name="T13">.km</text:span>).</text:p>
      <text:p text:style-name="Text_20_body">For the Umlaut purpose (the old one functionalities), we will realize only the static diagram treatment in the first stage of development. The others UML2 diagrams should be ruled during a later step of UML2 integration into Kermeta environment.</text:p>
      <text:p text:style-name="Text_20_body">Like an interpreter, the uml2km tool should visit each element of the model, and transform it in its Kermeta equivalent. We implement a Visitor Design Pattern, dedicated to the structure of UML2 models (static class diagram for the first coding campaign).</text:p>
      <text:p text:style-name="Text_20_body"><text:span text:style-name="T9">Known </text:span><text:span text:style-name="T14">uml2km</text:span><text:span text:style-name="T9"> limitations on Static Diagrams</text:span> :</text:p>
      <text:list text:style-name="L5">
        <text:list-item>
          <text:p text:style-name="P42"><text:span text:style-name="T9">Pre-process</text:span><text:span text:style-name="T3"> : Same</text:span> name between properties <text:s/>and or operations is forbidden in MOF/Kermeta, so we need to adjust the UML2 model to avoid polymorphic operations (same name but different parameters or type) and methods named as the attributes they act as proxies to. The RemovePolymorphic tool take a given UML2 model and could rename all duplicate operations' names, or pretty print them for the user to correct his model.</text:p>
        </text:list-item>
      </text:list>
      <text:list text:style-name="L5">
        <text:list-item text:start-value="1">
          <text:p text:style-name="P42">Former UMLAUT accessed to class properties with operations named as the properties. This is not permitted in MOF/Kermeta so the new UMLAUT Valooder creates “set_” and “get_” operations for properties.</text:p>
        </text:list-item>
      </text:list>
      <text:p text:style-name="P31">TODO ........</text:p>
      <text:h text:style-name="Heading_20_2" text:outline-level="2">UML2 unprocessed features</text:h>
      <text:p text:style-name="Text_20_body"><text:span text:style-name="T9">Visibility </text:span>: the UML visibility notion is not taken in part in the Kermeta code. The Kermeta Model is build upon the MOF Model which doesn't have such notion ; for MOF compatibility reasons, the Kermeta doesn't implement Visibility, so all properties, methods and associations are “public”.</text:p>
      <text:p text:style-name="Text_20_body"><text:span text:style-name="T9">DataType </text:span>: Only Kermeta primitive types can be processed as DataType classes, so you must declare other static types as UML2 Classes.</text:p>
      <text:h text:style-name="Heading_20_1" text:outline-level="1">Generated Eiffel code analysis</text:h>
      <text:p text:style-name="Text_20_body">This section examines the Eiffel code generated as output by Umlaut in order to transform it in C language for being used by the CADP tools.</text:p>
      <text:p text:style-name="P31">TODO ........</text:p>
      <text:h text:style-name="Heading_20_1" text:outline-level="1">Advanced features</text:h>
      <text:p text:style-name="Text_20_body">Here is a presentation of some of the additional features that Umlaut provides or will provide.</text:p>
      <text:p text:style-name="P31">TODO .........</text:p>
      <text:h text:style-name="Heading_20_1" text:outline-level="1">Knowledge near Umlaut</text:h>
      <text:h text:style-name="Heading_20_2" text:outline-level="2">I/O-LTS</text:h>
      <text:p text:style-name="Text_20_body">The Input/Output Labeled Transition system is a model used for description of behavior of a reactive system. </text:p>
      <text:p text:style-name="Text_20_body">The transition(s) between two states is[are] labeled, and can be distinguished in three types :</text:p>
      <text:list text:style-name="L6">
        <text:list-item>
          <text:p text:style-name="P43">Input transitions, noted <text:span text:style-name="T13">A</text:span><text:span text:style-name="T15">I</text:span> : those transitions originate from environment (actors' acts) of the Implementation Under Test. Such events are controllable by the environment. Their labels are prefixed by a “<text:span text:style-name="T9">?</text:span>” in literature. </text:p>
        </text:list-item>
        <text:list-item>
          <text:p text:style-name="P43">Output transitions, noted <text:span text:style-name="T13">A</text:span><text:span text:style-name="T15">O</text:span> : those transitions originate from the Implementation Under Test in destination of environment (actors). Environment can only observe these events. Their labels are prefixed by a “<text:span text:style-name="T9">!</text:span>” in literature.</text:p>
        </text:list-item>
        <text:list-item>
          <text:p text:style-name="P43"><text:span text:style-name="T16">Internal transitions, noted </text:span><text:span text:style-name="T17"></text:span><text:span text:style-name="T16"> : those transitions cannot be observed by environment (blackbox)</text:span>.</text:p>
        </text:list-item>
      </text:list>
      <text:p text:style-name="Text_20_body">As presented by Thierry Jéron in “<text:span text:style-name="T16">On-the-fly Test Synthesis with TGV</text:span>”, methods based on Labeled Transition Systems establish conformance relation between Implementation Under Test and Specification, because of no hypothesis about specification, no checking sequences, giving unbias and exhaustiveness to the TGV tool results.</text:p>
      <text:h text:style-name="Heading_20_2" text:outline-level="2">Conformance vs test purposes</text:h>
      <text:p text:style-name="Text_20_body">Testing for conformance goal is to accept/reject a particular implementation, in a formal way.</text:p>
      <text:p text:style-name="Text_20_body">Testing from test purposes aims to observe a definite behavior. This behavior can or not be related to a required behavior or correctness. Test purpose can be called “observation objective”<text:bibliography-mark text:identifier="MAC2005" text:bibliography-type="article" text:author="Patricia D.L. Machado, Daniel A. Silva, Alexandre C. Mota" text:institution="Laboratorio de Métodos Formais, CIn/Universidade Federal de Pernambuco, Brazil" text:organizations="Grupo de Métodos Formais, DSC/Universidade Federal de Campina Grande, Brazil">[1]</text:bibliography-mark>. Positive results with test purposes can give increase confidence about correctness, but no conformance.</text:p>
      <text:section text:style-name="Sect1" text:name="post-liminaires">
        <text:section text:style-name="Sect1" text:name="table_index" text:display="none">
          <text:p text:style-name="P44">Index Lexical</text:p>
          <text:alphabetical-index text:style-name="Sect1" text:protected="true" text:name="Index lexical1">
            <text:alphabetical-index-source text:ignore-case="true" text:combine-entries="false" text:combine-entries-with-pp="false" text:capitalize-entries="true" text:sort-algorithm="alphanumeric" fo:language="fr" fo:country="FR">
              <text:index-title-template text:style-name="Index_20_Heading">Index lexical</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left" style:position="0cm" style:leader-char=" "/>
                <text:index-entry-page-number/>
              </text:alphabetical-index-entry-template>
              <text:alphabetical-index-entry-template text:outline-level="2" text:style-name="Index_20_2">
                <text:index-entry-text/>
                <text:index-entry-tab-stop style:type="left" style:position="0cm" style:leader-char=" "/>
                <text:index-entry-page-number/>
              </text:alphabetical-index-entry-template>
              <text:alphabetical-index-entry-template text:outline-level="3" text:style-name="Index_20_3">
                <text:index-entry-text/>
                <text:index-entry-tab-stop style:type="left" style:position="0cm" style:leader-char=" "/>
                <text:index-entry-page-number/>
              </text:alphabetical-index-entry-template>
            </text:alphabetical-index-source>
            <text:index-body>
              <text:index-title text:style-name="Sect1" text:name="Index lexical1_Head">
                <text:p text:style-name="Index_20_Heading">Index lexical</text:p>
              </text:index-title>
            </text:index-body>
          </text:alphabetical-index>
          <text:p text:style-name="Text_20_body"/>
        </text:section>
        <text:section text:style-name="Sect1" text:name="table_illustration" text:display="none">
          <text:p text:style-name="P44">Index des illustrations</text:p>
          <text:illustration-index text:style-name="Sect1"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
                <text:index-entry-page-number/>
              </text:illustration-index-entry-template>
            </text:illustration-index-source>
            <text:index-body>
              <text:index-title text:style-name="Sect1" text:name="Index des illustrations1_Head">
                <text:p text:style-name="Illustration_20_Index_20_Heading">Index des illustrations</text:p>
              </text:index-title>
            </text:index-body>
          </text:illustration-index>
          <text:p text:style-name="Text_20_body"/>
        </text:section>
        <text:section text:style-name="Sect1" text:name="glossaire" text:display="none">
          <text:p text:style-name="P45"/>
        </text:section>
        <text:section text:style-name="Sect1" text:name="bibliographie" text:display="none">
          <text:p text:style-name="P46">Bibliographie</text:p>
          <text:bibliography text:style-name="Sect1" text:protected="true" text:name="Bibliographie1">
            <text:bibliography-source>
              <text:index-title-template text:style-name="Bibliography_20_Heading">Bibliographie</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ie1_Head">
                <text:p text:style-name="Bibliography_20_Heading">Bibliographie</text:p>
              </text:index-title>
            </text:index-body>
          </text:bibliography>
          <text:p text:style-name="Text_20_body"/>
        </text:section>
      </text:section>
      <text:section text:style-name="Sect1" text:name="annexes">
        <text:p text:style-name="P44">Appendices</text:p>
        <text:p text:style-name="Text_20_body"/>
        <text:p text:style-name="Text_20_body"><text:bookmark text:name="SwXTextPosition5086"/></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OpenSymbol" svg:font-family="Open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adornments="Normal"/>
    <style:font-face style:name="Tahoma1" svg:font-family="Tahoma"/>
    <style:font-face style:name="arial" svg:font-family="arial" style:font-adornments="Italique gras"/>
    <style:font-face style:name="Courier New2"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Courier New3" svg:font-family="'Courier New'" style:font-adornments="Italique"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2" svg:font-family="'Bitstream Vera Sans'" style:font-pitch="variable"/>
    <style:font-face style:name="Bitstream Vera Sans" svg:font-family="'Bitstream Vera Sans'" style:font-adornments="Gras" style:font-pitch="variable"/>
    <style:font-face style:name="Bitstream Vera Sans1" svg:font-family="'Bitstream Vera Sans'" style:font-adornments="Italique" style:font-pitch="variable"/>
    <style:font-face style:name="Bitstream Vera Serif1" svg:font-family="'Bitstream Vera Serif'" style:font-adornments="Gras" style:font-pitch="variable"/>
    <style:font-face style:name="Bitstream Vera Serif" svg:font-family="'Bitstream Vera Serif'" style:font-adornments="Normal" style:font-pitch="variable"/>
    <style:font-face style:name="Luxi Sans" svg:font-family="'Luxi Sans'" style:font-pitch="variable"/>
    <style:font-face style:name="MS Mincho" svg:font-family="'MS Mincho'" style:font-pitch="variable"/>
    <style:font-face style:name="Nimbus Sans L" svg:font-family="'Nimbus Sans L'" style:font-adornments="Gras" style:font-pitch="variable"/>
    <style:font-face style:name="Tahoma" svg:font-family="Tahoma" style:font-pitch="variable"/>
    <style:font-face style:name="Bitstream Vera Sans3" svg:font-family="'Bitstream Vera Sans'" style:font-family-generic="roman" style:font-pitch="variable"/>
    <style:font-face style:name="Bitstream Vera Serif2" svg:font-family="'Bitstream Vera Serif'"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1" svg:font-family="Arial" style:font-family-generic="swiss" style:font-pitch="variable"/>
  </office:font-face-decls>
  <office:styles>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marker draw:name="Square_20_45" draw:display-name="Square 45" svg:viewBox="0 0 1131 1131" svg:d="m0 564 564 567 567-567-567-564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Bitstream Vera Serif" fo:font-size="11pt"/>
    </style:style>
    <style:style style:name="Text_20_body" style:display-name="Text body" style:family="paragraph" style:parent-style-name="Standard" style:class="text">
      <style:paragraph-properties fo:margin-top="0cm" fo:margin-bottom="0.212cm" fo:text-align="justify" style:justify-single-word="false"/>
      <style:text-properties fo:language="en" fo:country="US"/>
    </style:style>
    <style:style style:name="Heading" style:family="paragraph" style:parent-style-name="Standard" style:next-style-name="Text_20_body" style:class="text">
      <style:paragraph-properties fo:margin-top="0.423cm" fo:margin-bottom="0.212cm" fo:text-align="center" style:justify-single-word="false" fo:background-color="transparent" fo:keep-with-next="always">
        <style:background-image/>
      </style:paragraph-properties>
      <style:text-properties style:font-name="Bitstream Vera Sans" fo:font-size="24pt" fo:language="en" fo:country="US" fo:font-weight="bold"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text-align="start" style:justify-single-word="false" fo:padding="0.049cm" fo:border-left="none" fo:border-right="none" fo:border-top="none" fo:border-bottom="0.088cm solid #ff6633"/>
      <style:text-properties style:use-window-font-color="true" fo:font-size="15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text-align="start" style:justify-single-word="false"/>
      <style:text-properties style:use-window-font-color="tru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text-align="start" style:justify-single-word="false"/>
      <style:text-properties style:use-window-font-color="true"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start" style:justify-single-word="false"/>
      <style:text-properties style:use-window-font-color="true"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text-align="start" style:justify-single-word="false"/>
      <style:text-properties style:use-window-font-color="tru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Foot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master-page-name="">
      <style:paragraph-properties fo:margin-left="0.3cm" fo:margin-right="0.6cm" fo:hyphenation-ladder-count="no-limit" fo:text-indent="0cm" style:auto-text-indent="true"/>
      <style:text-properties fo:hyphenate="false" fo:hyphenation-remain-char-count="2" fo:hyphenation-push-char-count="2"/>
    </style:style>
    <style:style style:name="Table" style:family="paragraph" style:parent-style-name="Caption" style:next-style-name="Standard"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25.1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24.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24.2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23.7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23.202cm" style:type="right" style:leader-style="dotted" style:leader-text="."/>
        </style:tab-stops>
      </style:paragraph-properties>
    </style:style>
    <style:style style:name="Contents_20_7" style:display-name="Contents 7" style:family="paragraph" style:parent-style-name="Index" style:class="index">
      <style:paragraph-properties fo:margin-left="0cm" fo:margin-right="0cm" fo:text-indent="0cm" style:auto-text-indent="false">
        <style:tab-stops>
          <style:tab-stop style:position="22.703cm" style:type="right" style:leader-style="dotted" style:leader-text="."/>
        </style:tab-stops>
      </style:paragraph-properties>
    </style:style>
    <style:style style:name="Contents_20_8" style:display-name="Contents 8" style:family="paragraph" style:parent-style-name="Index" style:class="index">
      <style:paragraph-properties fo:margin-left="0.49cm" fo:margin-right="0cm" fo:text-indent="0cm" style:auto-text-indent="false">
        <style:tab-stops>
          <style:tab-stop style:position="22.204cm" style:type="right" style:leader-style="dotted" style:leader-text="."/>
        </style:tab-stops>
      </style:paragraph-properties>
    </style:style>
    <style:style style:name="Contents_20_9" style:display-name="Contents 9" style:family="paragraph" style:parent-style-name="Index" style:class="index">
      <style:paragraph-properties fo:margin-left="0cm" fo:margin-right="0cm" fo:text-indent="0cm" style:auto-text-indent="false">
        <style:tab-stops>
          <style:tab-stop style:position="21.705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text-indent="0cm" style:auto-text-indent="false">
        <style:tab-stops>
          <style:tab-stop style:position="21.20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8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text-properties style:font-name="Bitstream Vera Sans1" fo:font-style="italic"/>
    </style:style>
    <style:style style:name="Preformatted_20_Text" style:display-name="Preformatted Text" style:family="paragraph" style:parent-style-name="Standard" style:class="html" style:master-page-name="">
      <style:paragraph-properties fo:margin-top="0.3cm" fo:margin-bottom="0.3cm" fo:line-height="120%" fo:background-color="#e6e6ff" fo:padding="0.199cm" fo:border="0.002cm solid #e6e6ff">
        <style:tab-stops/>
        <style:background-image/>
      </style:paragraph-properties>
      <style:text-properties style:font-name="Courier New" fo:font-size="11pt" fo:language="none" fo:country="none" style:font-name-asian="Cumberland" style:font-size-asian="10pt" style:font-name-complex="Cumberland" style:font-size-complex="10pt"/>
    </style:style>
    <style:style style:name="Appendix_20_Title" style:display-name="Appendix Title" style:family="paragraph" style:parent-style-name="Section_20_Title" style:next-style-name="Text_20_body" style:auto-update="true">
      <style:paragraph-properties fo:text-align="center" style:justify-single-word="false"/>
      <style:text-properties style:font-name="Bitstream Vera Sans" fo:font-size="20pt" fo:font-weight="bold"/>
    </style:style>
    <style:style style:name="Section_20_Title" style:display-name="Section Title" style:family="paragraph" style:parent-style-name="Heading" style:next-style-name="Text_20_body">
      <style:paragraph-properties fo:text-align="center" style:justify-single-word="false" fo:padding="0.049cm" fo:border-left="none" fo:border-right="none" fo:border-top="none" fo:border-bottom="0.088cm solid #ff6633"/>
      <style:text-properties fo:color="#ff6633" fo:font-size="18pt" fo:font-weight="bold"/>
    </style:style>
    <style:style style:name="Bordereau_5f_titre" style:display-name="Bordereau_titre" style:family="paragraph" style:parent-style-name="Bordereau" style:next-style-name="Text_20_body">
      <style:paragraph-properties fo:background-color="#fdb101" fo:padding="0.051cm" fo:border="0.002cm solid #000000">
        <style:background-image/>
      </style:paragraph-properties>
      <style:text-properties fo:font-weight="bold"/>
    </style:style>
    <style:style style:name="bordereau_5f_Para" style:display-name="bordereau_Para" style:family="paragraph" style:parent-style-name="Bordereau" style:master-page-name="">
      <style:paragraph-properties fo:line-height="100%"/>
      <style:text-properties fo:language="en" fo:country="US"/>
    </style:style>
    <style:style style:name="Preface_20_Title" style:display-name="Preface Title" style:family="paragraph" style:parent-style-name="Section_20_Title" style:next-style-name="Text_20_body"/>
    <style:style style:name="Bordereau" style:family="paragraph" style:parent-style-name="Standard">
      <style:paragraph-properties fo:background-color="transparent">
        <style:background-image/>
      </style:paragraph-properties>
    </style:style>
    <style:style style:name="Glossary_20_Term" style:display-name="Glossary Term" style:family="paragraph" style:parent-style-name="Glossaire" style:next-style-name="Glossary_20_Definition">
      <style:paragraph-properties fo:margin-top="0.499cm" fo:margin-bottom="0cm" fo:background-color="#ffcc99">
        <style:background-image/>
      </style:paragraph-properties>
      <style:text-properties fo:font-weight="bold"/>
    </style:style>
    <style:style style:name="Glossary_20_Definition" style:display-name="Glossary Definition" style:family="paragraph" style:parent-style-name="Glossaire" style:next-style-name="Glossary_20_Term">
      <style:paragraph-properties fo:background-color="#ffffcc">
        <style:background-image/>
      </style:paragraph-properties>
    </style:style>
    <style:style style:name="Glossaire" style:family="paragraph" style:parent-style-name="Standard"/>
    <style:style style:name="Glossary_20_Title" style:display-name="Glossary Title" style:family="paragraph" style:parent-style-name="Section_20_Title" style:next-style-name="Text_20_body"/>
    <style:style style:name="Preface_20_Title_20_TOC" style:display-name="Preface Title TOC" style:family="paragraph" style:parent-style-name="Section_20_Title" style:next-style-name="Text_20_body"/>
    <style:style style:name="Champ_20_Titre" style:display-name="Champ Titre" style:family="paragraph" style:parent-style-name="Standard">
      <style:paragraph-properties fo:text-align="center" style:justify-single-word="false"/>
      <style:text-properties fo:font-size="16pt"/>
    </style:style>
    <style:style style:name="Champ_20_Titre_20_Date" style:display-name="Champ Titre Date" style:family="paragraph" style:parent-style-name="Standard">
      <style:paragraph-properties fo:text-align="center" style:justify-single-word="false"/>
      <style:text-properties fo:font-style="italic"/>
    </style:style>
    <style:style style:name="Annexe_20_Titre_20_1" style:display-name="Annexe Titre 1" style:family="paragraph" style:parent-style-name="Heading_20_1" style:next-style-name="Text_20_body" style:list-style-name="Numbering_20_1" style:class="text">
      <style:paragraph-properties text:number-lines="true" text:line-number="1"/>
      <style:text-properties fo:font-size="14pt"/>
    </style:style>
    <style:style style:name="Annexe_20_Titre_20_2" style:display-name="Annexe Titre 2" style:family="paragraph" style:parent-style-name="Heading_20_2" style:next-style-name="Text_20_body" style:list-style-name="Numbering_20_1" style:class="text">
      <style:paragraph-properties text:number-lines="false" text:line-number="0">
        <style:tab-stops/>
      </style:paragraph-properties>
      <style:text-properties fo:font-size="12pt"/>
    </style:style>
    <style:style style:name="Annexe_20_Titre_20_3" style:display-name="Annexe Titre 3" style:family="paragraph" style:parent-style-name="Heading_20_3" style:next-style-name="Text_20_body" style:list-style-name="Numbering_20_1" style:class="text">
      <style:paragraph-properties text:number-lines="true" text:line-number="1"/>
      <style:text-properties fo:font-size="12pt"/>
    </style:style>
    <style:style style:name="Annexe_20_Titre_20_4" style:display-name="Annexe Titre 4" style:family="paragraph" style:parent-style-name="Heading_20_4" style:next-style-name="Text_20_body" style:list-style-name="Numbering_20_1">
      <style:text-properties fo:font-size="12pt"/>
    </style:style>
    <style:style style:name="Annexe_20_Titre_20_5" style:display-name="Annexe Titre 5" style:family="paragraph" style:parent-style-name="Heading_20_5" style:next-style-name="Text_20_body" style:list-style-name="Numbering_20_1">
      <style:text-properties fo:font-size="12pt"/>
    </style:style>
    <style:style style:name="ProgramListing" style:family="paragraph" style:parent-style-name="Preformatted_20_Text" style:next-style-name="Table" style:master-page-name="">
      <style:paragraph-properties fo:margin-top="0cm" fo:margin-bottom="0cm" fo:line-height="100%" fo:text-align="start" style:justify-single-word="false"/>
      <style:text-properties fo:font-size="9pt"/>
    </style:style>
    <style:style style:name="Remarque" style:family="paragraph" style:parent-style-name="Standard">
      <style:paragraph-properties fo:margin-left="1cm" fo:margin-right="0cm" fo:text-indent="0cm" style:auto-text-indent="false"/>
      <style:text-properties fo:font-style="italic"/>
    </style:style>
    <style:style style:name="Pubdate" style:family="paragraph" style:parent-style-name="Standard" style:next-style-name="Standard" style:class="text">
      <style:paragraph-properties fo:text-align="center" style:justify-single-word="false"/>
      <style:text-properties fo:font-style="italic"/>
    </style:style>
    <style:style style:name="Note" style:family="paragraph" style:parent-style-name="Standard" style:next-style-name="Standard" style:master-page-name="">
      <style:paragraph-properties fo:margin-left="2.032cm" fo:margin-right="0.508cm" fo:margin-top="0cm" fo:margin-bottom="0.254cm" fo:text-indent="0cm" style:auto-text-indent="false" fo:background-color="#ccccff" fo:padding="0.254cm" fo:border="0.002cm solid #808080">
        <style:background-image/>
      </style:paragraph-properties>
      <style:text-properties style:use-window-font-color="true" style:font-name="Arial" fo:font-size="10pt" fo:font-weight="bold"/>
    </style:style>
    <style:style style:name="Tip" style:family="paragraph" style:parent-style-name="Note">
      <style:paragraph-properties fo:background-color="#ffff99" fo:padding="0.254cm" fo:border="0.002cm solid #808080">
        <style:background-image/>
      </style:paragraph-properties>
    </style:style>
    <style:style style:name="Caution" style:family="paragraph" style:parent-style-name="Note">
      <style:paragraph-properties fo:background-color="#ff9966" fo:padding="0.254cm" fo:border="0.002cm solid #808080">
        <style:background-image/>
      </style:paragraph-properties>
      <style:text-properties fo:color="#000000" style:font-name="Nimbus Sans L"/>
    </style:style>
    <style:style style:name="Warning" style:family="paragraph" style:parent-style-name="Note">
      <style:paragraph-properties fo:background-color="#800000" fo:padding="0.254cm" fo:border="0.002cm solid #808080">
        <style:background-image/>
      </style:paragraph-properties>
      <style:text-properties fo:color="#ffff00" style:font-name="Nimbus Sans L"/>
    </style:style>
    <style:style style:name="Abstract_20_Title" style:display-name="Abstract Title" style:family="paragraph" style:parent-style-name="Standard" style:next-style-name="Abstract">
      <style:paragraph-properties fo:margin-left="3.048cm" fo:margin-right="3.048cm" fo:margin-top="1.693cm" fo:margin-bottom="0.423cm" fo:text-align="center" style:justify-single-word="false" fo:text-indent="0cm" style:auto-text-indent="false" fo:padding-left="0cm" fo:padding-right="0cm" fo:padding-top="0.106cm" fo:padding-bottom="0.106cm" fo:border-left="none" fo:border-right="none" fo:border-top="0.002cm solid #000080" fo:border-bottom="none"/>
      <style:text-properties fo:color="#000080" style:font-name="Arial1" fo:font-size="15.5pt" fo:font-weight="bold" style:letter-kerning="true" style:font-size-asian="15.5pt" style:font-weight-asian="bold"/>
    </style:style>
    <style:style style:name="Abstract" style:family="paragraph" style:parent-style-name="Standard">
      <style:paragraph-properties fo:margin-left="3.048cm" fo:margin-right="3.048cm" fo:text-align="justify" style:justify-single-word="false" fo:text-indent="0cm" style:auto-text-indent="false" fo:padding="0.051cm" fo:border-left="none" fo:border-right="none" fo:border-top="none" fo:border-bottom="0.002cm solid #000080"/>
      <style:text-properties fo:font-style="normal"/>
    </style:style>
    <style:style style:name="Important" style:family="paragraph" style:parent-style-name="Note">
      <style:paragraph-properties fo:background-color="#ccffff" fo:padding="0.254cm" fo:border="0.002cm solid #808080">
        <style:background-image/>
      </style:paragraph-properties>
      <style:text-properties fo:color="#000000"/>
    </style:style>
    <style:style style:name="packedNormal" style:family="paragraph" style:parent-style-name="Standard">
      <style:paragraph-properties fo:margin-top="0cm" fo:margin-bottom="0cm"/>
    </style:style>
    <style:style style:name="Remark" style:family="paragraph" style:parent-style-name="Note">
      <style:paragraph-properties fo:background-color="#ffffff" fo:padding="0.254cm" fo:border="0.002cm solid #c0c0c0">
        <style:background-image/>
      </style:paragraph-properties>
      <style:text-properties fo:color="#808080"/>
    </style:style>
    <style:style style:name="Figure" style:family="paragraph" style:parent-style-name="Caption" style:list-style-name="figure">
      <style:paragraph-properties fo:text-align="end" style:justify-single-word="false"/>
      <style:text-properties style:font-name="arial" fo:font-weight="bold"/>
    </style:style>
    <style:style style:name="Author" style:family="paragraph" style:parent-style-name="Standard" style:next-style-name="Address">
      <style:paragraph-properties fo:margin-left="1cm" fo:margin-right="0cm" fo:text-indent="0cm" style:auto-text-indent="false"/>
      <style:text-properties style:font-name="Nimbus Sans L" fo:font-weight="bold" style:font-weight-asian="bold"/>
    </style:style>
    <style:style style:name="Address" style:family="paragraph" style:parent-style-name="Standard"/>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style:font-name="Bitstream Vera Sans1" fo:font-style="italic" fo:font-weight="normal" style:font-style-asian="italic" style:font-style-complex="italic"/>
    </style:style>
    <style:style style:name="Citation" style:family="text">
      <style:text-properties style:font-name="Bitstream Vera Sans1" fo:font-style="italic" style:font-style-asian="italic" style:font-style-complex="italic"/>
    </style:style>
    <style:style style:name="Strong_20_Emphasis" style:display-name="Strong Emphasis" style:family="text">
      <style:text-properties style:use-window-font-color="true" style:font-name="Bitstream Vera Serif1"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Definition" style:family="text"/>
    <style:style style:name="WW8Num7z0" style:family="text">
      <style:text-properties style:font-name="Symbol"/>
    </style:style>
    <style:style style:name="WW8Num7z1" style:family="text">
      <style:text-properties style:font-name="Courier New2" style:font-name-complex="Courier New2"/>
    </style:style>
    <style:style style:name="WW8Num7z2" style:family="text">
      <style:text-properties style:font-name="Wingdings"/>
    </style:style>
    <style:style style:name="Firstname" style:family="text"/>
    <style:style style:name="Surname" style:family="text"/>
    <style:style style:name="Literal" style:family="text">
      <style:text-properties style:font-name="Courier New3" fo:font-size="11pt" fo:font-style="normal" style:text-underline-style="dotted" style:text-underline-width="auto" style:text-underline-color="font-color" fo:font-weight="normal" style:font-style-asian="italic" style:font-weight-asian="bold" style:font-weight-complex="bold" style:font-relief="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Photo" style:family="graphic" style:parent-style-name="Graphics" style:auto-update="true">
      <style:graphic-properties fo:background-color="#ff00ff" style:background-transparency="0%">
        <style:background-image/>
      </style:graphic-properties>
    </style:style>
    <style:style style:name="Carte" style:family="graphic" style:parent-style-name="Graphics" style:auto-update="true">
      <style:graphic-properties fo:background-color="#00ff00" style:background-transparency="0%">
        <style:background-image/>
      </style:graphic-properties>
    </style:style>
    <style:style style:name="Plan" style:family="graphic" style:parent-style-name="Graphics" style:auto-update="true">
      <style:graphic-properties fo:background-color="#ffff00" style:background-transparency="0%">
        <style:background-image/>
      </style:graphic-properties>
    </style:style>
    <style:style style:name="Graphique" style:family="graphic" style:parent-style-name="Graphics" style:auto-update="true">
      <style:graphic-properties fo:background-color="#00ffff" style:background-transparency="0%">
        <style:background-image/>
      </style:graphic-properties>
    </style:style>
    <style:style style:name="Illustration" style:family="graphic" style:parent-style-name="Graphics" style:auto-update="true">
      <style:graphic-properties fo:background-color="#ffcc99" style:background-transparency="0%">
        <style:background-image/>
      </style:graphic-properties>
    </style:style>
    <style:style style:name="Transmission_20_Letter" style:display-name="Transmission Letter" style:family="graphic" style:parent-style-name="Graphics"/>
    <text:outline-style>
      <text:outline-level-style text:level="1" style:num-suffix=" " style:num-format="1">
        <style:list-level-properties text:space-before="0.199cm" text:min-label-width="0.45cm" text:min-label-distance="0.3cm"/>
      </text:outline-level-style>
      <text:outline-level-style text:level="2" style:num-suffix=" " style:num-format="1" text:display-levels="2">
        <style:list-level-properties text:space-before="0.398cm" text:min-label-width="0.45cm" text:min-label-distance="0.3cm"/>
      </text:outline-level-style>
      <text:outline-level-style text:level="3" style:num-suffix=" " style:num-format="1" text:display-levels="3">
        <style:list-level-properties text:space-before="0.598cm" text:min-label-width="0.45cm" text:min-label-distance="0.3cm"/>
      </text:outline-level-style>
      <text:outline-level-style text:level="4" style:num-suffix=" " style:num-format="1" text:display-levels="4">
        <style:list-level-properties text:space-before="0.797cm" text:min-label-width="0.45cm" text:min-label-distance="0.3cm"/>
      </text:outline-level-style>
      <text:outline-level-style text:level="5" style:num-suffix=" " style:num-format="1" text:display-levels="5">
        <style:list-level-properties text:space-before="0.996cm" text:min-label-width="0.45cm" text:min-label-distance="0.3cm"/>
      </text:outline-level-style>
      <text:outline-level-style text:level="6" style:num-suffix=" " style:num-format="1" text:display-levels="6">
        <style:list-level-properties text:space-before="1.196cm" text:min-label-width="0.45cm" text:min-label-distance="0.3cm"/>
      </text:outline-level-style>
      <text:outline-level-style text:level="7" style:num-suffix=" " style:num-format="1">
        <style:list-level-properties text:space-before="1.395cm"/>
      </text:outline-level-style>
      <text:outline-level-style text:level="8" style:num-suffix=" " style:num-format="1">
        <style:list-level-properties text:space-before="1.595cm"/>
      </text:outline-level-style>
      <text:outline-level-style text:level="9" style:num-suffix=" " style:num-format="1">
        <style:list-level-properties text:space-before="1.794cm"/>
      </text:outline-level-style>
      <text:outline-level-style text:level="10" style:num-suffix=" " style:num-format="1">
        <style:list-level-properties text:space-before="1.993cm" fo:text-align="center"/>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figure">
      <text:list-level-style-number text:level="1" style:num-prefix="Figure " style:num-suffix="." style:num-format="1">
        <style:list-level-properties text:min-label-width="0.499cm" text:min-label-distance="0.254cm"/>
      </text:list-level-style-number>
      <text:list-level-style-number text:level="2" style:num-prefix="Figure " style:num-suffix="." style:num-format="1">
        <style:list-level-properties text:space-before="0.501cm" text:min-label-width="0.499cm" text:min-label-distance="0.254cm"/>
      </text:list-level-style-number>
      <text:list-level-style-number text:level="3" style:num-prefix="Figure " style:num-suffix="." style:num-format="1">
        <style:list-level-properties text:space-before="1cm" text:min-label-width="0.499cm" text:min-label-distance="0.254cm"/>
      </text:list-level-style-number>
      <text:list-level-style-number text:level="4" style:num-prefix="Figure " style:num-suffix="." style:num-format="1">
        <style:list-level-properties text:space-before="1.501cm" text:min-label-width="0.499cm" text:min-label-distance="0.254cm"/>
      </text:list-level-style-number>
      <text:list-level-style-number text:level="5" style:num-prefix="Figure " style:num-suffix="." style:num-format="1">
        <style:list-level-properties text:space-before="2cm" text:min-label-width="0.499cm" text:min-label-distance="0.254cm"/>
      </text:list-level-style-number>
      <text:list-level-style-number text:level="6" style:num-prefix="Figure " style:num-suffix="." style:num-format="1">
        <style:list-level-properties text:space-before="2.501cm" text:min-label-width="0.499cm" text:min-label-distance="0.254cm"/>
      </text:list-level-style-number>
      <text:list-level-style-number text:level="7" style:num-prefix="Figure " style:num-suffix="." style:num-format="1">
        <style:list-level-properties text:space-before="3.001cm" text:min-label-width="0.499cm" text:min-label-distance="0.254cm"/>
      </text:list-level-style-number>
      <text:list-level-style-number text:level="8" style:num-prefix="Figure " style:num-suffix="." style:num-format="1">
        <style:list-level-properties text:space-before="3.502cm" text:min-label-width="0.499cm" text:min-label-distance="0.254cm"/>
      </text:list-level-style-number>
      <text:list-level-style-number text:level="9" style:num-prefix="Figure " style:num-suffix="." style:num-format="1">
        <style:list-level-properties text:space-before="4.001cm" text:min-label-width="0.499cm" text:min-label-distance="0.254cm"/>
      </text:list-level-style-number>
      <text:list-level-style-number text:level="10" style:num-prefix="Figure " style:num-suffix="." style:num-format="1">
        <style:list-level-properties text:space-before="4.502cm" text:min-label-width="0.499cm" text:min-label-distance="0.254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bibliography-configuration text:prefix="[" text:suffix="]" text:numbered-entries="true" text:sort-algorithm="alphanumeric" fo:language="fr" fo:country="FR"/>
    <text:linenumbering-configuration text:style-name="Line_20_numbering" text:number-lines="false" text:offset="0.499cm" style:num-format="1" text:number-position="left" text:increment="1"/>
  </office:styles>
  <office:automatic-styles>
    <style:page-layout style:name="pm1">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1.001cm" fo:page-height="29.7cm" style:num-format="1" style:print-orientation="portrait" fo:margin-top="1cm" fo:margin-bottom="1cm" fo:margin-left="1cm" fo:margin-right="1cm" style:shadow="none" fo:background-color="transparent" style:writing-mode="lr-tb" style:footnote-max-height="0cm">
        <style:background-image xlink:href="Pictures/1000020100000352000004B2FEE63B66.png" xlink:type="simple" xlink:actuate="onLoad" style:position="center center" style:repeat="no-repeat"/>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fo:background-color="#ffffcc"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2cm" fo:margin-bottom="2cm" fo:margin-left="2cm" fo:margin-right="2cm" fo:background-color="#ffffcc"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2" style:next-style-name="Standard"/>
    <style:master-page style:name="Endnote" style:page-layout-name="pm3"/>
    <style:master-page style:name="page_5f_titre" style:display-name="page_titre" style:page-layout-name="pm4"/>
    <style:master-page style:name="page_5f_bordereau" style:display-name="page_bordereau" style:page-layout-name="pm5"/>
    <style:master-page style:name="page_5f_sommaire" style:display-name="page_sommaire" style:page-layout-name="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dc:title>Kermeta language</dc:title>
    <meta:initial-creator>Didier Vojtisek</meta:initial-creator>
    <meta:creation-date>2006-01-29T15:45:18</meta:creation-date>
    <dc:date>2006-05-19T16:20:36</dc:date>
    <meta:print-date>2006-05-16T17:17:28</meta:print-date>
    <meta:keyword>Kermeta</meta:keyword>
    <meta:keyword>metamodeling</meta:keyword>
    <meta:keyword>language</meta:keyword>
    <dc:language>en-US</dc:language>
    <meta:editing-cycles>195</meta:editing-cycles>
    <meta:editing-duration>P6DT15H14M22S</meta:editing-duration>
    <meta:user-defined meta:name="Authors">Franck Fleurey, Zoé Drey, Didier Vojtisek</meta:user-defined>
    <meta:user-defined meta:name="Corporate 1">INRIA</meta:user-defined>
    <meta:user-defined meta:name="Info 3"/>
    <meta:user-defined meta:name="Info 4"/>
    <meta:document-statistic meta:table-count="8" meta:image-count="0" meta:object-count="0" meta:page-count="15" meta:paragraph-count="306" meta:word-count="1802" meta:character-count="11366"/>
  </office:meta>
</office:document-meta>
</file>